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6.66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452432" calcext:value-type="float">
            <text:p>452432</text:p>
          </table:table-cell>
        </table:table-row>
        <table:table-row table:style-name="ro1">
          <table:table-cell/>
          <table:table-cell office:value-type="float" office:value="359471" calcext:value-type="float">
            <text:p>359471</text:p>
          </table:table-cell>
        </table:table-row>
        <table:table-row table:style-name="ro1">
          <table:table-cell/>
          <table:table-cell office:value-type="float" office:value="337246" calcext:value-type="float">
            <text:p>337246</text:p>
          </table:table-cell>
        </table:table-row>
        <table:table-row table:style-name="ro1">
          <table:table-cell/>
          <table:table-cell office:value-type="float" office:value="325803" calcext:value-type="float">
            <text:p>325803</text:p>
          </table:table-cell>
        </table:table-row>
        <table:table-row table:style-name="ro1">
          <table:table-cell/>
          <table:table-cell office:value-type="float" office:value="321894" calcext:value-type="float">
            <text:p>321894</text:p>
          </table:table-cell>
        </table:table-row>
        <table:table-row table:style-name="ro1">
          <table:table-cell/>
          <table:table-cell office:value-type="float" office:value="341474" calcext:value-type="float">
            <text:p>341474</text:p>
          </table:table-cell>
        </table:table-row>
        <table:table-row table:style-name="ro1">
          <table:table-cell/>
          <table:table-cell office:value-type="float" office:value="323844" calcext:value-type="float">
            <text:p>323844</text:p>
          </table:table-cell>
        </table:table-row>
        <table:table-row table:style-name="ro1">
          <table:table-cell/>
          <table:table-cell office:value-type="float" office:value="322318" calcext:value-type="float">
            <text:p>322318</text:p>
          </table:table-cell>
        </table:table-row>
        <table:table-row table:style-name="ro1">
          <table:table-cell/>
          <table:table-cell office:value-type="float" office:value="312913" calcext:value-type="float">
            <text:p>312913</text:p>
          </table:table-cell>
        </table:table-row>
        <table:table-row table:style-name="ro1">
          <table:table-cell/>
          <table:table-cell office:value-type="float" office:value="348446" calcext:value-type="float">
            <text:p>348446</text:p>
          </table:table-cell>
        </table:table-row>
        <table:table-row table:style-name="ro1">
          <table:table-cell/>
          <table:table-cell office:value-type="float" office:value="328257" calcext:value-type="float">
            <text:p>328257</text:p>
          </table:table-cell>
        </table:table-row>
        <table:table-row table:style-name="ro1">
          <table:table-cell/>
          <table:table-cell office:value-type="float" office:value="318794" calcext:value-type="float">
            <text:p>318794</text:p>
          </table:table-cell>
        </table:table-row>
        <table:table-row table:style-name="ro1">
          <table:table-cell/>
          <table:table-cell office:value-type="float" office:value="318146" calcext:value-type="float">
            <text:p>318146</text:p>
          </table:table-cell>
        </table:table-row>
        <table:table-row table:style-name="ro1">
          <table:table-cell/>
          <table:table-cell office:value-type="float" office:value="317018" calcext:value-type="float">
            <text:p>317018</text:p>
          </table:table-cell>
        </table:table-row>
        <table:table-row table:style-name="ro1">
          <table:table-cell/>
          <table:table-cell office:value-type="float" office:value="324602" calcext:value-type="float">
            <text:p>324602</text:p>
          </table:table-cell>
        </table:table-row>
        <table:table-row table:style-name="ro1">
          <table:table-cell/>
          <table:table-cell office:value-type="float" office:value="321105" calcext:value-type="float">
            <text:p>321105</text:p>
          </table:table-cell>
        </table:table-row>
        <table:table-row table:style-name="ro1">
          <table:table-cell/>
          <table:table-cell office:value-type="float" office:value="341202" calcext:value-type="float">
            <text:p>341202</text:p>
          </table:table-cell>
        </table:table-row>
        <table:table-row table:style-name="ro1">
          <table:table-cell/>
          <table:table-cell office:value-type="float" office:value="317014" calcext:value-type="float">
            <text:p>317014</text:p>
          </table:table-cell>
        </table:table-row>
        <table:table-row table:style-name="ro1">
          <table:table-cell/>
          <table:table-cell office:value-type="float" office:value="328013" calcext:value-type="float">
            <text:p>328013</text:p>
          </table:table-cell>
        </table:table-row>
        <table:table-row table:style-name="ro1">
          <table:table-cell/>
          <table:table-cell office:value-type="float" office:value="347068" calcext:value-type="float">
            <text:p>347068</text:p>
          </table:table-cell>
        </table:table-row>
        <table:table-row table:style-name="ro1">
          <table:table-cell/>
          <table:table-cell office:value-type="float" office:value="324191" calcext:value-type="float">
            <text:p>324191</text:p>
          </table:table-cell>
        </table:table-row>
        <table:table-row table:style-name="ro1">
          <table:table-cell/>
          <table:table-cell office:value-type="float" office:value="326271" calcext:value-type="float">
            <text:p>326271</text:p>
          </table:table-cell>
        </table:table-row>
        <table:table-row table:style-name="ro1">
          <table:table-cell/>
          <table:table-cell office:value-type="float" office:value="318894" calcext:value-type="float">
            <text:p>318894</text:p>
          </table:table-cell>
        </table:table-row>
        <table:table-row table:style-name="ro1">
          <table:table-cell/>
          <table:table-cell office:value-type="float" office:value="317262" calcext:value-type="float">
            <text:p>317262</text:p>
          </table:table-cell>
        </table:table-row>
        <table:table-row table:style-name="ro1">
          <table:table-cell/>
          <table:table-cell office:value-type="float" office:value="329609" calcext:value-type="float">
            <text:p>329609</text:p>
          </table:table-cell>
        </table:table-row>
        <table:table-row table:style-name="ro1">
          <table:table-cell/>
          <table:table-cell office:value-type="float" office:value="342851" calcext:value-type="float">
            <text:p>342851</text:p>
          </table:table-cell>
        </table:table-row>
        <table:table-row table:style-name="ro1">
          <table:table-cell/>
          <table:table-cell office:value-type="float" office:value="343228" calcext:value-type="float">
            <text:p>343228</text:p>
          </table:table-cell>
        </table:table-row>
        <table:table-row table:style-name="ro1">
          <table:table-cell/>
          <table:table-cell office:value-type="float" office:value="343626" calcext:value-type="float">
            <text:p>343626</text:p>
          </table:table-cell>
        </table:table-row>
        <table:table-row table:style-name="ro1">
          <table:table-cell/>
          <table:table-cell office:value-type="float" office:value="315271" calcext:value-type="float">
            <text:p>315271</text:p>
          </table:table-cell>
        </table:table-row>
        <table:table-row table:style-name="ro1">
          <table:table-cell/>
          <table:table-cell office:value-type="float" office:value="321631" calcext:value-type="float">
            <text:p>321631</text:p>
          </table:table-cell>
        </table:table-row>
        <table:table-row table:style-name="ro1">
          <table:table-cell/>
          <table:table-cell office:value-type="float" office:value="314412" calcext:value-type="float">
            <text:p>314412</text:p>
          </table:table-cell>
        </table:table-row>
        <table:table-row table:style-name="ro1">
          <table:table-cell/>
          <table:table-cell office:value-type="float" office:value="340426" calcext:value-type="float">
            <text:p>340426</text:p>
          </table:table-cell>
        </table:table-row>
        <table:table-row table:style-name="ro1">
          <table:table-cell/>
          <table:table-cell office:value-type="float" office:value="321915" calcext:value-type="float">
            <text:p>321915</text:p>
          </table:table-cell>
        </table:table-row>
        <table:table-row table:style-name="ro1">
          <table:table-cell/>
          <table:table-cell office:value-type="float" office:value="343500" calcext:value-type="float">
            <text:p>343500</text:p>
          </table:table-cell>
        </table:table-row>
        <table:table-row table:style-name="ro1">
          <table:table-cell/>
          <table:table-cell office:value-type="float" office:value="359125" calcext:value-type="float">
            <text:p>359125</text:p>
          </table:table-cell>
        </table:table-row>
        <table:table-row table:style-name="ro1">
          <table:table-cell/>
          <table:table-cell office:value-type="float" office:value="321090" calcext:value-type="float">
            <text:p>321090</text:p>
          </table:table-cell>
        </table:table-row>
        <table:table-row table:style-name="ro1">
          <table:table-cell/>
          <table:table-cell office:value-type="float" office:value="315889" calcext:value-type="float">
            <text:p>315889</text:p>
          </table:table-cell>
        </table:table-row>
        <table:table-row table:style-name="ro1">
          <table:table-cell/>
          <table:table-cell office:value-type="float" office:value="335409" calcext:value-type="float">
            <text:p>335409</text:p>
          </table:table-cell>
        </table:table-row>
        <table:table-row table:style-name="ro1">
          <table:table-cell/>
          <table:table-cell office:value-type="float" office:value="342445" calcext:value-type="float">
            <text:p>342445</text:p>
          </table:table-cell>
        </table:table-row>
        <table:table-row table:style-name="ro1">
          <table:table-cell/>
          <table:table-cell office:value-type="float" office:value="327844" calcext:value-type="float">
            <text:p>327844</text:p>
          </table:table-cell>
        </table:table-row>
        <table:table-row table:style-name="ro1">
          <table:table-cell/>
          <table:table-cell office:value-type="float" office:value="351917" calcext:value-type="float">
            <text:p>351917</text:p>
          </table:table-cell>
        </table:table-row>
        <table:table-row table:style-name="ro1">
          <table:table-cell/>
          <table:table-cell office:value-type="float" office:value="314773" calcext:value-type="float">
            <text:p>314773</text:p>
          </table:table-cell>
        </table:table-row>
        <table:table-row table:style-name="ro1">
          <table:table-cell/>
          <table:table-cell office:value-type="float" office:value="317608" calcext:value-type="float">
            <text:p>317608</text:p>
          </table:table-cell>
        </table:table-row>
        <table:table-row table:style-name="ro1">
          <table:table-cell/>
          <table:table-cell office:value-type="float" office:value="345006" calcext:value-type="float">
            <text:p>345006</text:p>
          </table:table-cell>
        </table:table-row>
        <table:table-row table:style-name="ro1">
          <table:table-cell/>
          <table:table-cell office:value-type="float" office:value="323123" calcext:value-type="float">
            <text:p>323123</text:p>
          </table:table-cell>
        </table:table-row>
        <table:table-row table:style-name="ro1">
          <table:table-cell/>
          <table:table-cell office:value-type="float" office:value="336939" calcext:value-type="float">
            <text:p>336939</text:p>
          </table:table-cell>
        </table:table-row>
        <table:table-row table:style-name="ro1">
          <table:table-cell/>
          <table:table-cell office:value-type="float" office:value="316842" calcext:value-type="float">
            <text:p>316842</text:p>
          </table:table-cell>
        </table:table-row>
        <table:table-row table:style-name="ro1">
          <table:table-cell/>
          <table:table-cell office:value-type="float" office:value="339015" calcext:value-type="float">
            <text:p>339015</text:p>
          </table:table-cell>
        </table:table-row>
        <table:table-row table:style-name="ro1">
          <table:table-cell/>
          <table:table-cell office:value-type="float" office:value="331180" calcext:value-type="float">
            <text:p>331180</text:p>
          </table:table-cell>
        </table:table-row>
        <table:table-row table:style-name="ro1">
          <table:table-cell/>
          <table:table-cell office:value-type="float" office:value="349920" calcext:value-type="float">
            <text:p>349920</text:p>
          </table:table-cell>
        </table:table-row>
        <table:table-row table:style-name="ro1">
          <table:table-cell/>
          <table:table-cell office:value-type="float" office:value="315844" calcext:value-type="float">
            <text:p>315844</text:p>
          </table:table-cell>
        </table:table-row>
        <table:table-row table:style-name="ro1">
          <table:table-cell/>
          <table:table-cell office:value-type="float" office:value="321045" calcext:value-type="float">
            <text:p>321045</text:p>
          </table:table-cell>
        </table:table-row>
        <table:table-row table:style-name="ro1">
          <table:table-cell/>
          <table:table-cell office:value-type="float" office:value="348915" calcext:value-type="float">
            <text:p>348915</text:p>
          </table:table-cell>
        </table:table-row>
        <table:table-row table:style-name="ro1">
          <table:table-cell/>
          <table:table-cell office:value-type="float" office:value="336998" calcext:value-type="float">
            <text:p>336998</text:p>
          </table:table-cell>
        </table:table-row>
        <table:table-row table:style-name="ro1">
          <table:table-cell/>
          <table:table-cell office:value-type="float" office:value="350405" calcext:value-type="float">
            <text:p>350405</text:p>
          </table:table-cell>
        </table:table-row>
        <table:table-row table:style-name="ro1">
          <table:table-cell/>
          <table:table-cell office:value-type="float" office:value="325081" calcext:value-type="float">
            <text:p>325081</text:p>
          </table:table-cell>
        </table:table-row>
        <table:table-row table:style-name="ro1">
          <table:table-cell/>
          <table:table-cell office:value-type="float" office:value="316194" calcext:value-type="float">
            <text:p>316194</text:p>
          </table:table-cell>
        </table:table-row>
        <table:table-row table:style-name="ro1">
          <table:table-cell/>
          <table:table-cell office:value-type="float" office:value="344738" calcext:value-type="float">
            <text:p>344738</text:p>
          </table:table-cell>
        </table:table-row>
        <table:table-row table:style-name="ro1">
          <table:table-cell/>
          <table:table-cell office:value-type="float" office:value="348090" calcext:value-type="float">
            <text:p>348090</text:p>
          </table:table-cell>
        </table:table-row>
        <table:table-row table:style-name="ro1">
          <table:table-cell/>
          <table:table-cell office:value-type="float" office:value="320128" calcext:value-type="float">
            <text:p>320128</text:p>
          </table:table-cell>
        </table:table-row>
        <table:table-row table:style-name="ro1">
          <table:table-cell/>
          <table:table-cell office:value-type="float" office:value="326897" calcext:value-type="float">
            <text:p>326897</text:p>
          </table:table-cell>
        </table:table-row>
        <table:table-row table:style-name="ro1">
          <table:table-cell/>
          <table:table-cell office:value-type="float" office:value="341063" calcext:value-type="float">
            <text:p>341063</text:p>
          </table:table-cell>
        </table:table-row>
        <table:table-row table:style-name="ro1">
          <table:table-cell/>
          <table:table-cell office:value-type="float" office:value="345376" calcext:value-type="float">
            <text:p>345376</text:p>
          </table:table-cell>
        </table:table-row>
        <table:table-row table:style-name="ro1">
          <table:table-cell/>
          <table:table-cell office:value-type="float" office:value="348113" calcext:value-type="float">
            <text:p>348113</text:p>
          </table:table-cell>
        </table:table-row>
        <table:table-row table:style-name="ro1">
          <table:table-cell/>
          <table:table-cell office:value-type="float" office:value="346377" calcext:value-type="float">
            <text:p>346377</text:p>
          </table:table-cell>
        </table:table-row>
        <table:table-row table:style-name="ro1">
          <table:table-cell/>
          <table:table-cell office:value-type="float" office:value="318277" calcext:value-type="float">
            <text:p>318277</text:p>
          </table:table-cell>
        </table:table-row>
        <table:table-row table:style-name="ro1">
          <table:table-cell/>
          <table:table-cell office:value-type="float" office:value="316628" calcext:value-type="float">
            <text:p>316628</text:p>
          </table:table-cell>
        </table:table-row>
        <table:table-row table:style-name="ro1">
          <table:table-cell/>
          <table:table-cell office:value-type="float" office:value="333408" calcext:value-type="float">
            <text:p>333408</text:p>
          </table:table-cell>
        </table:table-row>
        <table:table-row table:style-name="ro1">
          <table:table-cell/>
          <table:table-cell office:value-type="float" office:value="315254" calcext:value-type="float">
            <text:p>315254</text:p>
          </table:table-cell>
        </table:table-row>
        <table:table-row table:style-name="ro1">
          <table:table-cell/>
          <table:table-cell office:value-type="float" office:value="346856" calcext:value-type="float">
            <text:p>346856</text:p>
          </table:table-cell>
        </table:table-row>
        <table:table-row table:style-name="ro1">
          <table:table-cell/>
          <table:table-cell office:value-type="float" office:value="349229" calcext:value-type="float">
            <text:p>349229</text:p>
          </table:table-cell>
        </table:table-row>
        <table:table-row table:style-name="ro1">
          <table:table-cell/>
          <table:table-cell office:value-type="float" office:value="322820" calcext:value-type="float">
            <text:p>322820</text:p>
          </table:table-cell>
        </table:table-row>
        <table:table-row table:style-name="ro1">
          <table:table-cell/>
          <table:table-cell office:value-type="float" office:value="319233" calcext:value-type="float">
            <text:p>319233</text:p>
          </table:table-cell>
        </table:table-row>
        <table:table-row table:style-name="ro1">
          <table:table-cell/>
          <table:table-cell office:value-type="float" office:value="324004" calcext:value-type="float">
            <text:p>324004</text:p>
          </table:table-cell>
        </table:table-row>
        <table:table-row table:style-name="ro1">
          <table:table-cell/>
          <table:table-cell office:value-type="float" office:value="325686" calcext:value-type="float">
            <text:p>325686</text:p>
          </table:table-cell>
        </table:table-row>
        <table:table-row table:style-name="ro1">
          <table:table-cell/>
          <table:table-cell office:value-type="float" office:value="348774" calcext:value-type="float">
            <text:p>348774</text:p>
          </table:table-cell>
        </table:table-row>
        <table:table-row table:style-name="ro1">
          <table:table-cell/>
          <table:table-cell office:value-type="float" office:value="348941" calcext:value-type="float">
            <text:p>348941</text:p>
          </table:table-cell>
        </table:table-row>
        <table:table-row table:style-name="ro1">
          <table:table-cell/>
          <table:table-cell office:value-type="float" office:value="315657" calcext:value-type="float">
            <text:p>315657</text:p>
          </table:table-cell>
        </table:table-row>
        <table:table-row table:style-name="ro1">
          <table:table-cell/>
          <table:table-cell office:value-type="float" office:value="325062" calcext:value-type="float">
            <text:p>325062</text:p>
          </table:table-cell>
        </table:table-row>
        <table:table-row table:style-name="ro1">
          <table:table-cell/>
          <table:table-cell office:value-type="float" office:value="336996" calcext:value-type="float">
            <text:p>336996</text:p>
          </table:table-cell>
        </table:table-row>
        <table:table-row table:style-name="ro1">
          <table:table-cell/>
          <table:table-cell office:value-type="float" office:value="319123" calcext:value-type="float">
            <text:p>319123</text:p>
          </table:table-cell>
        </table:table-row>
        <table:table-row table:style-name="ro1">
          <table:table-cell/>
          <table:table-cell office:value-type="float" office:value="322364" calcext:value-type="float">
            <text:p>322364</text:p>
          </table:table-cell>
        </table:table-row>
        <table:table-row table:style-name="ro1">
          <table:table-cell/>
          <table:table-cell office:value-type="float" office:value="346558" calcext:value-type="float">
            <text:p>346558</text:p>
          </table:table-cell>
        </table:table-row>
        <table:table-row table:style-name="ro1">
          <table:table-cell/>
          <table:table-cell office:value-type="float" office:value="328144" calcext:value-type="float">
            <text:p>328144</text:p>
          </table:table-cell>
        </table:table-row>
        <table:table-row table:style-name="ro1">
          <table:table-cell/>
          <table:table-cell office:value-type="float" office:value="344270" calcext:value-type="float">
            <text:p>344270</text:p>
          </table:table-cell>
        </table:table-row>
        <table:table-row table:style-name="ro1">
          <table:table-cell/>
          <table:table-cell office:value-type="float" office:value="347127" calcext:value-type="float">
            <text:p>347127</text:p>
          </table:table-cell>
        </table:table-row>
        <table:table-row table:style-name="ro1">
          <table:table-cell/>
          <table:table-cell office:value-type="float" office:value="347561" calcext:value-type="float">
            <text:p>347561</text:p>
          </table:table-cell>
        </table:table-row>
        <table:table-row table:style-name="ro1">
          <table:table-cell/>
          <table:table-cell office:value-type="float" office:value="320318" calcext:value-type="float">
            <text:p>320318</text:p>
          </table:table-cell>
        </table:table-row>
        <table:table-row table:style-name="ro1">
          <table:table-cell/>
          <table:table-cell office:value-type="float" office:value="336194" calcext:value-type="float">
            <text:p>336194</text:p>
          </table:table-cell>
        </table:table-row>
        <table:table-row table:style-name="ro1">
          <table:table-cell/>
          <table:table-cell office:value-type="float" office:value="351427" calcext:value-type="float">
            <text:p>351427</text:p>
          </table:table-cell>
        </table:table-row>
        <table:table-row table:style-name="ro1">
          <table:table-cell/>
          <table:table-cell office:value-type="float" office:value="326619" calcext:value-type="float">
            <text:p>326619</text:p>
          </table:table-cell>
        </table:table-row>
        <table:table-row table:style-name="ro1">
          <table:table-cell/>
          <table:table-cell office:value-type="float" office:value="315160" calcext:value-type="float">
            <text:p>315160</text:p>
          </table:table-cell>
        </table:table-row>
        <table:table-row table:style-name="ro1">
          <table:table-cell/>
          <table:table-cell office:value-type="float" office:value="348087" calcext:value-type="float">
            <text:p>348087</text:p>
          </table:table-cell>
        </table:table-row>
        <table:table-row table:style-name="ro1">
          <table:table-cell/>
          <table:table-cell office:value-type="float" office:value="313302" calcext:value-type="float">
            <text:p>313302</text:p>
          </table:table-cell>
        </table:table-row>
        <table:table-row table:style-name="ro1">
          <table:table-cell/>
          <table:table-cell office:value-type="float" office:value="324581" calcext:value-type="float">
            <text:p>324581</text:p>
          </table:table-cell>
        </table:table-row>
        <table:table-row table:style-name="ro1">
          <table:table-cell/>
          <table:table-cell office:value-type="float" office:value="330459" calcext:value-type="float">
            <text:p>330459</text:p>
          </table:table-cell>
        </table:table-row>
        <table:table-row table:style-name="ro1">
          <table:table-cell/>
          <table:table-cell office:value-type="float" office:value="329986" calcext:value-type="float">
            <text:p>329986</text:p>
          </table:table-cell>
        </table:table-row>
        <table:table-row table:style-name="ro1">
          <table:table-cell/>
          <table:table-cell office:value-type="float" office:value="345661" calcext:value-type="float">
            <text:p>345661</text:p>
          </table:table-cell>
        </table:table-row>
        <table:table-row table:style-name="ro1">
          <table:table-cell/>
          <table:table-cell office:value-type="float" office:value="344210" calcext:value-type="float">
            <text:p>344210</text:p>
          </table:table-cell>
        </table:table-row>
        <table:table-row table:style-name="ro1">
          <table:table-cell/>
          <table:table-cell office:value-type="float" office:value="328105" calcext:value-type="float">
            <text:p>328105</text:p>
          </table:table-cell>
        </table:table-row>
        <table:table-row table:style-name="ro1">
          <table:table-cell/>
          <table:table-cell office:value-type="float" office:value="349234" calcext:value-type="float">
            <text:p>349234</text:p>
          </table:table-cell>
        </table:table-row>
        <table:table-row table:style-name="ro1">
          <table:table-cell/>
          <table:table-cell office:value-type="float" office:value="330215" calcext:value-type="float">
            <text:p>330215</text:p>
          </table:table-cell>
        </table:table-row>
        <table:table-row table:style-name="ro1">
          <table:table-cell/>
          <table:table-cell office:value-type="float" office:value="530166" calcext:value-type="float">
            <text:p>530166</text:p>
          </table:table-cell>
        </table:table-row>
        <table:table-row table:style-name="ro1">
          <table:table-cell/>
          <table:table-cell office:value-type="float" office:value="504901" calcext:value-type="float">
            <text:p>504901</text:p>
          </table:table-cell>
        </table:table-row>
        <table:table-row table:style-name="ro1">
          <table:table-cell/>
          <table:table-cell office:value-type="float" office:value="525290" calcext:value-type="float">
            <text:p>525290</text:p>
          </table:table-cell>
        </table:table-row>
        <table:table-row table:style-name="ro1">
          <table:table-cell/>
          <table:table-cell office:value-type="float" office:value="492069" calcext:value-type="float">
            <text:p>492069</text:p>
          </table:table-cell>
        </table:table-row>
        <table:table-row table:style-name="ro1">
          <table:table-cell/>
          <table:table-cell office:value-type="float" office:value="547543" calcext:value-type="float">
            <text:p>547543</text:p>
          </table:table-cell>
        </table:table-row>
        <table:table-row table:style-name="ro1">
          <table:table-cell/>
          <table:table-cell office:value-type="float" office:value="556194" calcext:value-type="float">
            <text:p>556194</text:p>
          </table:table-cell>
        </table:table-row>
        <table:table-row table:style-name="ro1">
          <table:table-cell/>
          <table:table-cell office:value-type="float" office:value="563608" calcext:value-type="float">
            <text:p>563608</text:p>
          </table:table-cell>
        </table:table-row>
        <table:table-row table:style-name="ro1">
          <table:table-cell/>
          <table:table-cell office:value-type="float" office:value="524412" calcext:value-type="float">
            <text:p>524412</text:p>
          </table:table-cell>
        </table:table-row>
        <table:table-row table:style-name="ro1">
          <table:table-cell/>
          <table:table-cell office:value-type="float" office:value="531943" calcext:value-type="float">
            <text:p>531943</text:p>
          </table:table-cell>
        </table:table-row>
        <table:table-row table:style-name="ro1">
          <table:table-cell/>
          <table:table-cell office:value-type="float" office:value="586465" calcext:value-type="float">
            <text:p>586465</text:p>
          </table:table-cell>
        </table:table-row>
        <table:table-row table:style-name="ro1">
          <table:table-cell/>
          <table:table-cell office:value-type="float" office:value="550663" calcext:value-type="float">
            <text:p>550663</text:p>
          </table:table-cell>
        </table:table-row>
        <table:table-row table:style-name="ro1">
          <table:table-cell/>
          <table:table-cell office:value-type="float" office:value="559259" calcext:value-type="float">
            <text:p>559259</text:p>
          </table:table-cell>
        </table:table-row>
        <table:table-row table:style-name="ro1">
          <table:table-cell/>
          <table:table-cell office:value-type="float" office:value="510206" calcext:value-type="float">
            <text:p>510206</text:p>
          </table:table-cell>
        </table:table-row>
        <table:table-row table:style-name="ro1">
          <table:table-cell/>
          <table:table-cell office:value-type="float" office:value="517592" calcext:value-type="float">
            <text:p>517592</text:p>
          </table:table-cell>
        </table:table-row>
        <table:table-row table:style-name="ro1">
          <table:table-cell/>
          <table:table-cell office:value-type="float" office:value="541101" calcext:value-type="float">
            <text:p>541101</text:p>
          </table:table-cell>
        </table:table-row>
        <table:table-row table:style-name="ro1">
          <table:table-cell/>
          <table:table-cell office:value-type="float" office:value="559422" calcext:value-type="float">
            <text:p>559422</text:p>
          </table:table-cell>
        </table:table-row>
        <table:table-row table:style-name="ro1">
          <table:table-cell/>
          <table:table-cell office:value-type="float" office:value="548313" calcext:value-type="float">
            <text:p>548313</text:p>
          </table:table-cell>
        </table:table-row>
        <table:table-row table:style-name="ro1">
          <table:table-cell/>
          <table:table-cell office:value-type="float" office:value="535062" calcext:value-type="float">
            <text:p>535062</text:p>
          </table:table-cell>
        </table:table-row>
        <table:table-row table:style-name="ro1">
          <table:table-cell/>
          <table:table-cell office:value-type="float" office:value="558180" calcext:value-type="float">
            <text:p>558180</text:p>
          </table:table-cell>
        </table:table-row>
        <table:table-row table:style-name="ro1">
          <table:table-cell/>
          <table:table-cell office:value-type="float" office:value="542887" calcext:value-type="float">
            <text:p>542887</text:p>
          </table:table-cell>
        </table:table-row>
        <table:table-row table:style-name="ro1">
          <table:table-cell/>
          <table:table-cell office:value-type="float" office:value="499295" calcext:value-type="float">
            <text:p>499295</text:p>
          </table:table-cell>
        </table:table-row>
        <table:table-row table:style-name="ro1">
          <table:table-cell/>
          <table:table-cell office:value-type="float" office:value="506213" calcext:value-type="float">
            <text:p>506213</text:p>
          </table:table-cell>
        </table:table-row>
        <table:table-row table:style-name="ro1">
          <table:table-cell/>
          <table:table-cell office:value-type="float" office:value="542414" calcext:value-type="float">
            <text:p>542414</text:p>
          </table:table-cell>
        </table:table-row>
        <table:table-row table:style-name="ro1">
          <table:table-cell/>
          <table:table-cell office:value-type="float" office:value="524130" calcext:value-type="float">
            <text:p>524130</text:p>
          </table:table-cell>
        </table:table-row>
        <table:table-row table:style-name="ro1">
          <table:table-cell/>
          <table:table-cell office:value-type="float" office:value="543945" calcext:value-type="float">
            <text:p>543945</text:p>
          </table:table-cell>
        </table:table-row>
        <table:table-row table:style-name="ro1">
          <table:table-cell/>
          <table:table-cell office:value-type="float" office:value="489428" calcext:value-type="float">
            <text:p>489428</text:p>
          </table:table-cell>
        </table:table-row>
        <table:table-row table:style-name="ro1">
          <table:table-cell/>
          <table:table-cell office:value-type="float" office:value="543122" calcext:value-type="float">
            <text:p>543122</text:p>
          </table:table-cell>
        </table:table-row>
        <table:table-row table:style-name="ro1">
          <table:table-cell/>
          <table:table-cell office:value-type="float" office:value="614601" calcext:value-type="float">
            <text:p>614601</text:p>
          </table:table-cell>
        </table:table-row>
        <table:table-row table:style-name="ro1">
          <table:table-cell/>
          <table:table-cell office:value-type="float" office:value="510594" calcext:value-type="float">
            <text:p>510594</text:p>
          </table:table-cell>
        </table:table-row>
        <table:table-row table:style-name="ro1">
          <table:table-cell/>
          <table:table-cell office:value-type="float" office:value="535670" calcext:value-type="float">
            <text:p>535670</text:p>
          </table:table-cell>
        </table:table-row>
        <table:table-row table:style-name="ro1">
          <table:table-cell/>
          <table:table-cell office:value-type="float" office:value="527335" calcext:value-type="float">
            <text:p>527335</text:p>
          </table:table-cell>
        </table:table-row>
        <table:table-row table:style-name="ro1">
          <table:table-cell/>
          <table:table-cell office:value-type="float" office:value="511242" calcext:value-type="float">
            <text:p>511242</text:p>
          </table:table-cell>
        </table:table-row>
        <table:table-row table:style-name="ro1">
          <table:table-cell/>
          <table:table-cell office:value-type="float" office:value="490051" calcext:value-type="float">
            <text:p>490051</text:p>
          </table:table-cell>
        </table:table-row>
        <table:table-row table:style-name="ro1">
          <table:table-cell/>
          <table:table-cell office:value-type="float" office:value="524772" calcext:value-type="float">
            <text:p>524772</text:p>
          </table:table-cell>
        </table:table-row>
        <table:table-row table:style-name="ro1">
          <table:table-cell/>
          <table:table-cell office:value-type="float" office:value="540082" calcext:value-type="float">
            <text:p>540082</text:p>
          </table:table-cell>
        </table:table-row>
        <table:table-row table:style-name="ro1">
          <table:table-cell/>
          <table:table-cell office:value-type="float" office:value="590329" calcext:value-type="float">
            <text:p>590329</text:p>
          </table:table-cell>
        </table:table-row>
        <table:table-row table:style-name="ro1">
          <table:table-cell/>
          <table:table-cell office:value-type="float" office:value="577829" calcext:value-type="float">
            <text:p>577829</text:p>
          </table:table-cell>
        </table:table-row>
        <table:table-row table:style-name="ro1">
          <table:table-cell/>
          <table:table-cell office:value-type="float" office:value="543673" calcext:value-type="float">
            <text:p>543673</text:p>
          </table:table-cell>
        </table:table-row>
        <table:table-row table:style-name="ro1">
          <table:table-cell/>
          <table:table-cell office:value-type="float" office:value="614033" calcext:value-type="float">
            <text:p>614033</text:p>
          </table:table-cell>
        </table:table-row>
        <table:table-row table:style-name="ro1">
          <table:table-cell/>
          <table:table-cell office:value-type="float" office:value="585852" calcext:value-type="float">
            <text:p>585852</text:p>
          </table:table-cell>
        </table:table-row>
        <table:table-row table:style-name="ro1">
          <table:table-cell/>
          <table:table-cell office:value-type="float" office:value="493415" calcext:value-type="float">
            <text:p>493415</text:p>
          </table:table-cell>
        </table:table-row>
        <table:table-row table:style-name="ro1">
          <table:table-cell/>
          <table:table-cell office:value-type="float" office:value="509032" calcext:value-type="float">
            <text:p>509032</text:p>
          </table:table-cell>
        </table:table-row>
        <table:table-row table:style-name="ro1">
          <table:table-cell/>
          <table:table-cell office:value-type="float" office:value="489026" calcext:value-type="float">
            <text:p>489026</text:p>
          </table:table-cell>
        </table:table-row>
        <table:table-row table:style-name="ro1">
          <table:table-cell/>
          <table:table-cell office:value-type="float" office:value="553256" calcext:value-type="float">
            <text:p>553256</text:p>
          </table:table-cell>
        </table:table-row>
        <table:table-row table:style-name="ro1">
          <table:table-cell/>
          <table:table-cell office:value-type="float" office:value="506338" calcext:value-type="float">
            <text:p>506338</text:p>
          </table:table-cell>
        </table:table-row>
        <table:table-row table:style-name="ro1">
          <table:table-cell/>
          <table:table-cell office:value-type="float" office:value="550376" calcext:value-type="float">
            <text:p>550376</text:p>
          </table:table-cell>
        </table:table-row>
        <table:table-row table:style-name="ro1">
          <table:table-cell/>
          <table:table-cell office:value-type="float" office:value="520934" calcext:value-type="float">
            <text:p>520934</text:p>
          </table:table-cell>
        </table:table-row>
        <table:table-row table:style-name="ro1">
          <table:table-cell/>
          <table:table-cell office:value-type="float" office:value="532320" calcext:value-type="float">
            <text:p>532320</text:p>
          </table:table-cell>
        </table:table-row>
        <table:table-row table:style-name="ro1">
          <table:table-cell/>
          <table:table-cell office:value-type="float" office:value="515574" calcext:value-type="float">
            <text:p>515574</text:p>
          </table:table-cell>
        </table:table-row>
        <table:table-row table:style-name="ro1">
          <table:table-cell/>
          <table:table-cell office:value-type="float" office:value="549641" calcext:value-type="float">
            <text:p>549641</text:p>
          </table:table-cell>
        </table:table-row>
        <table:table-row table:style-name="ro1">
          <table:table-cell/>
          <table:table-cell office:value-type="float" office:value="531925" calcext:value-type="float">
            <text:p>531925</text:p>
          </table:table-cell>
        </table:table-row>
        <table:table-row table:style-name="ro1">
          <table:table-cell/>
          <table:table-cell office:value-type="float" office:value="503646" calcext:value-type="float">
            <text:p>503646</text:p>
          </table:table-cell>
        </table:table-row>
        <table:table-row table:style-name="ro1">
          <table:table-cell/>
          <table:table-cell office:value-type="float" office:value="534311" calcext:value-type="float">
            <text:p>534311</text:p>
          </table:table-cell>
        </table:table-row>
        <table:table-row table:style-name="ro1">
          <table:table-cell/>
          <table:table-cell office:value-type="float" office:value="536966" calcext:value-type="float">
            <text:p>536966</text:p>
          </table:table-cell>
        </table:table-row>
        <table:table-row table:style-name="ro1">
          <table:table-cell/>
          <table:table-cell office:value-type="float" office:value="550266" calcext:value-type="float">
            <text:p>550266</text:p>
          </table:table-cell>
        </table:table-row>
        <table:table-row table:style-name="ro1">
          <table:table-cell/>
          <table:table-cell office:value-type="float" office:value="594711" calcext:value-type="float">
            <text:p>594711</text:p>
          </table:table-cell>
        </table:table-row>
        <table:table-row table:style-name="ro1">
          <table:table-cell/>
          <table:table-cell office:value-type="float" office:value="553422" calcext:value-type="float">
            <text:p>553422</text:p>
          </table:table-cell>
        </table:table-row>
        <table:table-row table:style-name="ro1">
          <table:table-cell/>
          <table:table-cell office:value-type="float" office:value="560286" calcext:value-type="float">
            <text:p>560286</text:p>
          </table:table-cell>
        </table:table-row>
        <table:table-row table:style-name="ro1">
          <table:table-cell/>
          <table:table-cell office:value-type="float" office:value="581455" calcext:value-type="float">
            <text:p>581455</text:p>
          </table:table-cell>
        </table:table-row>
        <table:table-row table:style-name="ro1">
          <table:table-cell/>
          <table:table-cell office:value-type="float" office:value="533121" calcext:value-type="float">
            <text:p>533121</text:p>
          </table:table-cell>
        </table:table-row>
        <table:table-row table:style-name="ro1">
          <table:table-cell/>
          <table:table-cell office:value-type="float" office:value="581420" calcext:value-type="float">
            <text:p>581420</text:p>
          </table:table-cell>
        </table:table-row>
        <table:table-row table:style-name="ro1">
          <table:table-cell/>
          <table:table-cell office:value-type="float" office:value="520305" calcext:value-type="float">
            <text:p>520305</text:p>
          </table:table-cell>
        </table:table-row>
        <table:table-row table:style-name="ro1">
          <table:table-cell/>
          <table:table-cell office:value-type="float" office:value="542711" calcext:value-type="float">
            <text:p>542711</text:p>
          </table:table-cell>
        </table:table-row>
        <table:table-row table:style-name="ro1">
          <table:table-cell/>
          <table:table-cell office:value-type="float" office:value="553644" calcext:value-type="float">
            <text:p>553644</text:p>
          </table:table-cell>
        </table:table-row>
        <table:table-row table:style-name="ro1">
          <table:table-cell/>
          <table:table-cell office:value-type="float" office:value="547349" calcext:value-type="float">
            <text:p>547349</text:p>
          </table:table-cell>
        </table:table-row>
        <table:table-row table:style-name="ro1">
          <table:table-cell/>
          <table:table-cell office:value-type="float" office:value="526268" calcext:value-type="float">
            <text:p>526268</text:p>
          </table:table-cell>
        </table:table-row>
        <table:table-row table:style-name="ro1">
          <table:table-cell/>
          <table:table-cell office:value-type="float" office:value="528800" calcext:value-type="float">
            <text:p>528800</text:p>
          </table:table-cell>
        </table:table-row>
        <table:table-row table:style-name="ro1">
          <table:table-cell/>
          <table:table-cell office:value-type="float" office:value="549573" calcext:value-type="float">
            <text:p>549573</text:p>
          </table:table-cell>
        </table:table-row>
        <table:table-row table:style-name="ro1">
          <table:table-cell/>
          <table:table-cell office:value-type="float" office:value="513282" calcext:value-type="float">
            <text:p>513282</text:p>
          </table:table-cell>
        </table:table-row>
        <table:table-row table:style-name="ro1">
          <table:table-cell/>
          <table:table-cell office:value-type="float" office:value="598169" calcext:value-type="float">
            <text:p>598169</text:p>
          </table:table-cell>
        </table:table-row>
        <table:table-row table:style-name="ro1">
          <table:table-cell/>
          <table:table-cell office:value-type="float" office:value="594807" calcext:value-type="float">
            <text:p>594807</text:p>
          </table:table-cell>
        </table:table-row>
        <table:table-row table:style-name="ro1">
          <table:table-cell/>
          <table:table-cell office:value-type="float" office:value="538359" calcext:value-type="float">
            <text:p>538359</text:p>
          </table:table-cell>
        </table:table-row>
        <table:table-row table:style-name="ro1">
          <table:table-cell/>
          <table:table-cell office:value-type="float" office:value="518973" calcext:value-type="float">
            <text:p>518973</text:p>
          </table:table-cell>
        </table:table-row>
        <table:table-row table:style-name="ro1">
          <table:table-cell/>
          <table:table-cell office:value-type="float" office:value="561418" calcext:value-type="float">
            <text:p>561418</text:p>
          </table:table-cell>
        </table:table-row>
        <table:table-row table:style-name="ro1">
          <table:table-cell/>
          <table:table-cell office:value-type="float" office:value="561663" calcext:value-type="float">
            <text:p>561663</text:p>
          </table:table-cell>
        </table:table-row>
        <table:table-row table:style-name="ro1">
          <table:table-cell/>
          <table:table-cell office:value-type="float" office:value="528253" calcext:value-type="float">
            <text:p>528253</text:p>
          </table:table-cell>
        </table:table-row>
        <table:table-row table:style-name="ro1">
          <table:table-cell/>
          <table:table-cell office:value-type="float" office:value="534093" calcext:value-type="float">
            <text:p>534093</text:p>
          </table:table-cell>
        </table:table-row>
        <table:table-row table:style-name="ro1">
          <table:table-cell/>
          <table:table-cell office:value-type="float" office:value="526768" calcext:value-type="float">
            <text:p>526768</text:p>
          </table:table-cell>
        </table:table-row>
        <table:table-row table:style-name="ro1">
          <table:table-cell/>
          <table:table-cell office:value-type="float" office:value="556130" calcext:value-type="float">
            <text:p>556130</text:p>
          </table:table-cell>
        </table:table-row>
        <table:table-row table:style-name="ro1">
          <table:table-cell/>
          <table:table-cell office:value-type="float" office:value="488855" calcext:value-type="float">
            <text:p>488855</text:p>
          </table:table-cell>
        </table:table-row>
        <table:table-row table:style-name="ro1">
          <table:table-cell/>
          <table:table-cell office:value-type="float" office:value="541483" calcext:value-type="float">
            <text:p>541483</text:p>
          </table:table-cell>
        </table:table-row>
        <table:table-row table:style-name="ro1">
          <table:table-cell/>
          <table:table-cell office:value-type="float" office:value="530051" calcext:value-type="float">
            <text:p>530051</text:p>
          </table:table-cell>
        </table:table-row>
        <table:table-row table:style-name="ro1">
          <table:table-cell/>
          <table:table-cell office:value-type="float" office:value="538235" calcext:value-type="float">
            <text:p>538235</text:p>
          </table:table-cell>
        </table:table-row>
        <table:table-row table:style-name="ro1">
          <table:table-cell/>
          <table:table-cell office:value-type="float" office:value="492856" calcext:value-type="float">
            <text:p>492856</text:p>
          </table:table-cell>
        </table:table-row>
        <table:table-row table:style-name="ro1">
          <table:table-cell/>
          <table:table-cell office:value-type="float" office:value="496833" calcext:value-type="float">
            <text:p>496833</text:p>
          </table:table-cell>
        </table:table-row>
        <table:table-row table:style-name="ro1">
          <table:table-cell/>
          <table:table-cell office:value-type="float" office:value="567078" calcext:value-type="float">
            <text:p>567078</text:p>
          </table:table-cell>
        </table:table-row>
        <table:table-row table:style-name="ro1">
          <table:table-cell/>
          <table:table-cell office:value-type="float" office:value="516623" calcext:value-type="float">
            <text:p>516623</text:p>
          </table:table-cell>
        </table:table-row>
        <table:table-row table:style-name="ro1">
          <table:table-cell/>
          <table:table-cell office:value-type="float" office:value="506042" calcext:value-type="float">
            <text:p>506042</text:p>
          </table:table-cell>
        </table:table-row>
        <table:table-row table:style-name="ro1">
          <table:table-cell/>
          <table:table-cell office:value-type="float" office:value="563534" calcext:value-type="float">
            <text:p>563534</text:p>
          </table:table-cell>
        </table:table-row>
        <table:table-row table:style-name="ro1">
          <table:table-cell/>
          <table:table-cell office:value-type="float" office:value="563660" calcext:value-type="float">
            <text:p>563660</text:p>
          </table:table-cell>
        </table:table-row>
        <table:table-row table:style-name="ro1">
          <table:table-cell/>
          <table:table-cell office:value-type="float" office:value="537832" calcext:value-type="float">
            <text:p>537832</text:p>
          </table:table-cell>
        </table:table-row>
        <table:table-row table:style-name="ro1">
          <table:table-cell/>
          <table:table-cell office:value-type="float" office:value="569639" calcext:value-type="float">
            <text:p>569639</text:p>
          </table:table-cell>
        </table:table-row>
        <table:table-row table:style-name="ro1">
          <table:table-cell/>
          <table:table-cell office:value-type="float" office:value="605481" calcext:value-type="float">
            <text:p>605481</text:p>
          </table:table-cell>
        </table:table-row>
        <table:table-row table:style-name="ro1">
          <table:table-cell/>
          <table:table-cell office:value-type="float" office:value="565365" calcext:value-type="float">
            <text:p>565365</text:p>
          </table:table-cell>
        </table:table-row>
        <table:table-row table:style-name="ro1">
          <table:table-cell/>
          <table:table-cell office:value-type="float" office:value="561690" calcext:value-type="float">
            <text:p>561690</text:p>
          </table:table-cell>
        </table:table-row>
        <table:table-row table:style-name="ro1">
          <table:table-cell/>
          <table:table-cell office:value-type="float" office:value="502214" calcext:value-type="float">
            <text:p>502214</text:p>
          </table:table-cell>
        </table:table-row>
        <table:table-row table:style-name="ro1">
          <table:table-cell/>
          <table:table-cell office:value-type="float" office:value="507855" calcext:value-type="float">
            <text:p>507855</text:p>
          </table:table-cell>
        </table:table-row>
        <table:table-row table:style-name="ro1">
          <table:table-cell/>
          <table:table-cell office:value-type="float" office:value="519267" calcext:value-type="float">
            <text:p>519267</text:p>
          </table:table-cell>
        </table:table-row>
        <table:table-row table:style-name="ro1">
          <table:table-cell/>
          <table:table-cell office:value-type="float" office:value="505311" calcext:value-type="float">
            <text:p>505311</text:p>
          </table:table-cell>
        </table:table-row>
        <table:table-row table:style-name="ro1">
          <table:table-cell/>
          <table:table-cell office:value-type="float" office:value="594115" calcext:value-type="float">
            <text:p>594115</text:p>
          </table:table-cell>
        </table:table-row>
        <table:table-row table:style-name="ro1">
          <table:table-cell/>
          <table:table-cell office:value-type="float" office:value="600462" calcext:value-type="float">
            <text:p>600462</text:p>
          </table:table-cell>
        </table:table-row>
        <table:table-row table:style-name="ro1">
          <table:table-cell/>
          <table:table-cell office:value-type="float" office:value="582650" calcext:value-type="float">
            <text:p>582650</text:p>
          </table:table-cell>
        </table:table-row>
        <table:table-row table:style-name="ro1">
          <table:table-cell/>
          <table:table-cell office:value-type="float" office:value="666401" calcext:value-type="float">
            <text:p>666401</text:p>
          </table:table-cell>
        </table:table-row>
        <table:table-row table:style-name="ro1">
          <table:table-cell/>
          <table:table-cell office:value-type="float" office:value="561294" calcext:value-type="float">
            <text:p>561294</text:p>
          </table:table-cell>
        </table:table-row>
        <table:table-row table:style-name="ro1">
          <table:table-cell/>
          <table:table-cell office:value-type="float" office:value="560360" calcext:value-type="float">
            <text:p>560360</text:p>
          </table:table-cell>
        </table:table-row>
        <table:table-row table:style-name="ro1">
          <table:table-cell/>
          <table:table-cell office:value-type="float" office:value="565047" calcext:value-type="float">
            <text:p>565047</text:p>
          </table:table-cell>
        </table:table-row>
        <table:table-row table:style-name="ro1">
          <table:table-cell/>
          <table:table-cell office:value-type="float" office:value="618803" calcext:value-type="float">
            <text:p>618803</text:p>
          </table:table-cell>
        </table:table-row>
        <table:table-row table:style-name="ro1">
          <table:table-cell/>
          <table:table-cell office:value-type="float" office:value="568361" calcext:value-type="float">
            <text:p>568361</text:p>
          </table:table-cell>
        </table:table-row>
        <table:table-row table:style-name="ro1">
          <table:table-cell/>
          <table:table-cell office:value-type="float" office:value="531036" calcext:value-type="float">
            <text:p>531036</text:p>
          </table:table-cell>
        </table:table-row>
        <table:table-row table:style-name="ro1">
          <table:table-cell/>
          <table:table-cell office:value-type="float" office:value="565160" calcext:value-type="float">
            <text:p>565160</text:p>
          </table:table-cell>
        </table:table-row>
        <table:table-row table:style-name="ro1">
          <table:table-cell/>
          <table:table-cell office:value-type="float" office:value="512439" calcext:value-type="float">
            <text:p>512439</text:p>
          </table:table-cell>
        </table:table-row>
        <table:table-row table:style-name="ro1">
          <table:table-cell/>
          <table:table-cell office:value-type="float" office:value="527689" calcext:value-type="float">
            <text:p>527689</text:p>
          </table:table-cell>
        </table:table-row>
        <table:table-row table:style-name="ro1">
          <table:table-cell/>
          <table:table-cell office:value-type="float" office:value="504214" calcext:value-type="float">
            <text:p>504214</text:p>
          </table:table-cell>
        </table:table-row>
        <table:table-row table:style-name="ro1">
          <table:table-cell/>
          <table:table-cell office:value-type="float" office:value="543848" calcext:value-type="float">
            <text:p>543848</text:p>
          </table:table-cell>
        </table:table-row>
        <table:table-row table:style-name="ro1">
          <table:table-cell/>
          <table:table-cell office:value-type="float" office:value="509613" calcext:value-type="float">
            <text:p>509613</text:p>
          </table:table-cell>
        </table:table-row>
        <table:table-row table:style-name="ro1">
          <table:table-cell/>
          <table:table-cell office:value-type="float" office:value="598432" calcext:value-type="float">
            <text:p>598432</text:p>
          </table:table-cell>
        </table:table-row>
        <table:table-row table:style-name="ro1">
          <table:table-cell/>
          <table:table-cell office:value-type="float" office:value="571973" calcext:value-type="float">
            <text:p>571973</text:p>
          </table:table-cell>
        </table:table-row>
        <table:table-row table:style-name="ro1">
          <table:table-cell/>
          <table:table-cell office:value-type="float" office:value="550190" calcext:value-type="float">
            <text:p>550190</text:p>
          </table:table-cell>
        </table:table-row>
        <table:table-row table:style-name="ro1">
          <table:table-cell/>
          <table:table-cell office:value-type="float" office:value="534665" calcext:value-type="float">
            <text:p>534665</text:p>
          </table:table-cell>
        </table:table-row>
        <table:table-row table:style-name="ro1">
          <table:table-cell/>
          <table:table-cell office:value-type="float" office:value="611652" calcext:value-type="float">
            <text:p>611652</text:p>
          </table:table-cell>
        </table:table-row>
        <table:table-row table:style-name="ro1">
          <table:table-cell/>
          <table:table-cell office:value-type="float" office:value="560952" calcext:value-type="float">
            <text:p>560952</text:p>
          </table:table-cell>
        </table:table-row>
        <table:table-row table:style-name="ro1">
          <table:table-cell/>
          <table:table-cell office:value-type="float" office:value="728124" calcext:value-type="float">
            <text:p>728124</text:p>
          </table:table-cell>
        </table:table-row>
        <table:table-row table:style-name="ro1">
          <table:table-cell/>
          <table:table-cell office:value-type="float" office:value="756591" calcext:value-type="float">
            <text:p>756591</text:p>
          </table:table-cell>
        </table:table-row>
        <table:table-row table:style-name="ro1">
          <table:table-cell/>
          <table:table-cell office:value-type="float" office:value="772367" calcext:value-type="float">
            <text:p>772367</text:p>
          </table:table-cell>
        </table:table-row>
        <table:table-row table:style-name="ro1">
          <table:table-cell/>
          <table:table-cell office:value-type="float" office:value="843810" calcext:value-type="float">
            <text:p>843810</text:p>
          </table:table-cell>
        </table:table-row>
        <table:table-row table:style-name="ro1">
          <table:table-cell/>
          <table:table-cell office:value-type="float" office:value="823001" calcext:value-type="float">
            <text:p>823001</text:p>
          </table:table-cell>
        </table:table-row>
        <table:table-row table:style-name="ro1">
          <table:table-cell/>
          <table:table-cell office:value-type="float" office:value="573425" calcext:value-type="float">
            <text:p>573425</text:p>
          </table:table-cell>
        </table:table-row>
        <table:table-row table:style-name="ro1">
          <table:table-cell/>
          <table:table-cell office:value-type="float" office:value="633403" calcext:value-type="float">
            <text:p>633403</text:p>
          </table:table-cell>
        </table:table-row>
        <table:table-row table:style-name="ro1">
          <table:table-cell/>
          <table:table-cell office:value-type="float" office:value="632362" calcext:value-type="float">
            <text:p>632362</text:p>
          </table:table-cell>
        </table:table-row>
        <table:table-row table:style-name="ro1">
          <table:table-cell/>
          <table:table-cell office:value-type="float" office:value="569278" calcext:value-type="float">
            <text:p>569278</text:p>
          </table:table-cell>
        </table:table-row>
        <table:table-row table:style-name="ro1">
          <table:table-cell/>
          <table:table-cell office:value-type="float" office:value="615813" calcext:value-type="float">
            <text:p>615813</text:p>
          </table:table-cell>
        </table:table-row>
        <table:table-row table:style-name="ro1">
          <table:table-cell/>
          <table:table-cell office:value-type="float" office:value="608628" calcext:value-type="float">
            <text:p>608628</text:p>
          </table:table-cell>
        </table:table-row>
        <table:table-row table:style-name="ro1">
          <table:table-cell/>
          <table:table-cell office:value-type="float" office:value="587809" calcext:value-type="float">
            <text:p>587809</text:p>
          </table:table-cell>
        </table:table-row>
        <table:table-row table:style-name="ro1">
          <table:table-cell/>
          <table:table-cell office:value-type="float" office:value="566946" calcext:value-type="float">
            <text:p>566946</text:p>
          </table:table-cell>
        </table:table-row>
        <table:table-row table:style-name="ro1">
          <table:table-cell/>
          <table:table-cell office:value-type="float" office:value="537368" calcext:value-type="float">
            <text:p>537368</text:p>
          </table:table-cell>
        </table:table-row>
        <table:table-row table:style-name="ro1">
          <table:table-cell/>
          <table:table-cell office:value-type="float" office:value="577090" calcext:value-type="float">
            <text:p>577090</text:p>
          </table:table-cell>
        </table:table-row>
        <table:table-row table:style-name="ro1">
          <table:table-cell/>
          <table:table-cell office:value-type="float" office:value="587182" calcext:value-type="float">
            <text:p>587182</text:p>
          </table:table-cell>
        </table:table-row>
        <table:table-row table:style-name="ro1">
          <table:table-cell/>
          <table:table-cell office:value-type="float" office:value="579872" calcext:value-type="float">
            <text:p>579872</text:p>
          </table:table-cell>
        </table:table-row>
        <table:table-row table:style-name="ro1">
          <table:table-cell/>
          <table:table-cell office:value-type="float" office:value="549428" calcext:value-type="float">
            <text:p>549428</text:p>
          </table:table-cell>
        </table:table-row>
        <table:table-row table:style-name="ro1">
          <table:table-cell/>
          <table:table-cell office:value-type="float" office:value="528869" calcext:value-type="float">
            <text:p>528869</text:p>
          </table:table-cell>
        </table:table-row>
        <table:table-row table:style-name="ro1">
          <table:table-cell/>
          <table:table-cell office:value-type="float" office:value="498726" calcext:value-type="float">
            <text:p>498726</text:p>
          </table:table-cell>
        </table:table-row>
        <table:table-row table:style-name="ro1">
          <table:table-cell/>
          <table:table-cell office:value-type="float" office:value="566157" calcext:value-type="float">
            <text:p>566157</text:p>
          </table:table-cell>
        </table:table-row>
        <table:table-row table:style-name="ro1">
          <table:table-cell/>
          <table:table-cell office:value-type="float" office:value="531380" calcext:value-type="float">
            <text:p>531380</text:p>
          </table:table-cell>
        </table:table-row>
        <table:table-row table:style-name="ro1">
          <table:table-cell/>
          <table:table-cell office:value-type="float" office:value="549823" calcext:value-type="float">
            <text:p>549823</text:p>
          </table:table-cell>
        </table:table-row>
        <table:table-row table:style-name="ro1">
          <table:table-cell/>
          <table:table-cell office:value-type="float" office:value="550450" calcext:value-type="float">
            <text:p>550450</text:p>
          </table:table-cell>
        </table:table-row>
        <table:table-row table:style-name="ro1">
          <table:table-cell/>
          <table:table-cell office:value-type="float" office:value="551427" calcext:value-type="float">
            <text:p>551427</text:p>
          </table:table-cell>
        </table:table-row>
        <table:table-row table:style-name="ro1">
          <table:table-cell/>
          <table:table-cell office:value-type="float" office:value="596734" calcext:value-type="float">
            <text:p>596734</text:p>
          </table:table-cell>
        </table:table-row>
        <table:table-row table:style-name="ro1">
          <table:table-cell/>
          <table:table-cell office:value-type="float" office:value="575066" calcext:value-type="float">
            <text:p>575066</text:p>
          </table:table-cell>
        </table:table-row>
        <table:table-row table:style-name="ro1">
          <table:table-cell/>
          <table:table-cell office:value-type="float" office:value="563935" calcext:value-type="float">
            <text:p>563935</text:p>
          </table:table-cell>
        </table:table-row>
        <table:table-row table:style-name="ro1">
          <table:table-cell/>
          <table:table-cell office:value-type="float" office:value="547381" calcext:value-type="float">
            <text:p>547381</text:p>
          </table:table-cell>
        </table:table-row>
        <table:table-row table:style-name="ro1">
          <table:table-cell/>
          <table:table-cell office:value-type="float" office:value="551950" calcext:value-type="float">
            <text:p>551950</text:p>
          </table:table-cell>
        </table:table-row>
        <table:table-row table:style-name="ro1">
          <table:table-cell/>
          <table:table-cell office:value-type="float" office:value="536748" calcext:value-type="float">
            <text:p>536748</text:p>
          </table:table-cell>
        </table:table-row>
        <table:table-row table:style-name="ro1">
          <table:table-cell/>
          <table:table-cell office:value-type="float" office:value="510125" calcext:value-type="float">
            <text:p>510125</text:p>
          </table:table-cell>
        </table:table-row>
        <table:table-row table:style-name="ro1">
          <table:table-cell/>
          <table:table-cell office:value-type="float" office:value="544897" calcext:value-type="float">
            <text:p>544897</text:p>
          </table:table-cell>
        </table:table-row>
        <table:table-row table:style-name="ro1">
          <table:table-cell/>
          <table:table-cell office:value-type="float" office:value="547019" calcext:value-type="float">
            <text:p>547019</text:p>
          </table:table-cell>
        </table:table-row>
        <table:table-row table:style-name="ro1">
          <table:table-cell/>
          <table:table-cell office:value-type="float" office:value="553757" calcext:value-type="float">
            <text:p>553757</text:p>
          </table:table-cell>
        </table:table-row>
        <table:table-row table:style-name="ro1">
          <table:table-cell/>
          <table:table-cell office:value-type="float" office:value="549692" calcext:value-type="float">
            <text:p>549692</text:p>
          </table:table-cell>
        </table:table-row>
        <table:table-row table:style-name="ro1">
          <table:table-cell/>
          <table:table-cell office:value-type="float" office:value="536710" calcext:value-type="float">
            <text:p>536710</text:p>
          </table:table-cell>
        </table:table-row>
        <table:table-row table:style-name="ro1">
          <table:table-cell/>
          <table:table-cell office:value-type="float" office:value="512498" calcext:value-type="float">
            <text:p>512498</text:p>
          </table:table-cell>
        </table:table-row>
        <table:table-row table:style-name="ro1">
          <table:table-cell/>
          <table:table-cell office:value-type="float" office:value="568644" calcext:value-type="float">
            <text:p>568644</text:p>
          </table:table-cell>
        </table:table-row>
        <table:table-row table:style-name="ro1">
          <table:table-cell/>
          <table:table-cell office:value-type="float" office:value="567439" calcext:value-type="float">
            <text:p>567439</text:p>
          </table:table-cell>
        </table:table-row>
        <table:table-row table:style-name="ro1">
          <table:table-cell/>
          <table:table-cell office:value-type="float" office:value="617770" calcext:value-type="float">
            <text:p>617770</text:p>
          </table:table-cell>
        </table:table-row>
        <table:table-row table:style-name="ro1">
          <table:table-cell/>
          <table:table-cell office:value-type="float" office:value="601316" calcext:value-type="float">
            <text:p>601316</text:p>
          </table:table-cell>
        </table:table-row>
        <table:table-row table:style-name="ro1">
          <table:table-cell/>
          <table:table-cell office:value-type="float" office:value="558913" calcext:value-type="float">
            <text:p>558913</text:p>
          </table:table-cell>
        </table:table-row>
        <table:table-row table:style-name="ro1">
          <table:table-cell/>
          <table:table-cell office:value-type="float" office:value="543950" calcext:value-type="float">
            <text:p>543950</text:p>
          </table:table-cell>
        </table:table-row>
        <table:table-row table:style-name="ro1">
          <table:table-cell/>
          <table:table-cell office:value-type="float" office:value="737616" calcext:value-type="float">
            <text:p>737616</text:p>
          </table:table-cell>
        </table:table-row>
        <table:table-row table:style-name="ro1">
          <table:table-cell/>
          <table:table-cell office:value-type="float" office:value="817523" calcext:value-type="float">
            <text:p>817523</text:p>
          </table:table-cell>
        </table:table-row>
        <table:table-row table:style-name="ro1">
          <table:table-cell/>
          <table:table-cell office:value-type="float" office:value="835445" calcext:value-type="float">
            <text:p>835445</text:p>
          </table:table-cell>
        </table:table-row>
        <table:table-row table:style-name="ro1">
          <table:table-cell/>
          <table:table-cell office:value-type="float" office:value="827912" calcext:value-type="float">
            <text:p>827912</text:p>
          </table:table-cell>
        </table:table-row>
        <table:table-row table:style-name="ro1">
          <table:table-cell/>
          <table:table-cell office:value-type="float" office:value="822735" calcext:value-type="float">
            <text:p>822735</text:p>
          </table:table-cell>
        </table:table-row>
        <table:table-row table:style-name="ro1">
          <table:table-cell/>
          <table:table-cell office:value-type="float" office:value="596955" calcext:value-type="float">
            <text:p>596955</text:p>
          </table:table-cell>
        </table:table-row>
        <table:table-row table:style-name="ro1">
          <table:table-cell/>
          <table:table-cell office:value-type="float" office:value="568844" calcext:value-type="float">
            <text:p>568844</text:p>
          </table:table-cell>
        </table:table-row>
        <table:table-row table:style-name="ro1">
          <table:table-cell/>
          <table:table-cell office:value-type="float" office:value="604472" calcext:value-type="float">
            <text:p>604472</text:p>
          </table:table-cell>
        </table:table-row>
        <table:table-row table:style-name="ro1">
          <table:table-cell/>
          <table:table-cell office:value-type="float" office:value="654340" calcext:value-type="float">
            <text:p>654340</text:p>
          </table:table-cell>
        </table:table-row>
        <table:table-row table:style-name="ro1">
          <table:table-cell/>
          <table:table-cell office:value-type="float" office:value="577361" calcext:value-type="float">
            <text:p>577361</text:p>
          </table:table-cell>
        </table:table-row>
        <table:table-row table:style-name="ro1">
          <table:table-cell/>
          <table:table-cell office:value-type="float" office:value="571562" calcext:value-type="float">
            <text:p>571562</text:p>
          </table:table-cell>
        </table:table-row>
        <table:table-row table:style-name="ro1">
          <table:table-cell/>
          <table:table-cell office:value-type="float" office:value="550058" calcext:value-type="float">
            <text:p>550058</text:p>
          </table:table-cell>
        </table:table-row>
        <table:table-row table:style-name="ro1">
          <table:table-cell/>
          <table:table-cell office:value-type="float" office:value="553071" calcext:value-type="float">
            <text:p>553071</text:p>
          </table:table-cell>
        </table:table-row>
        <table:table-row table:style-name="ro1">
          <table:table-cell/>
          <table:table-cell office:value-type="float" office:value="543592" calcext:value-type="float">
            <text:p>543592</text:p>
          </table:table-cell>
        </table:table-row>
        <table:table-row table:style-name="ro1">
          <table:table-cell/>
          <table:table-cell office:value-type="float" office:value="584465" calcext:value-type="float">
            <text:p>584465</text:p>
          </table:table-cell>
        </table:table-row>
        <table:table-row table:style-name="ro1">
          <table:table-cell/>
          <table:table-cell office:value-type="float" office:value="535014" calcext:value-type="float">
            <text:p>535014</text:p>
          </table:table-cell>
        </table:table-row>
        <table:table-row table:style-name="ro1">
          <table:table-cell/>
          <table:table-cell office:value-type="float" office:value="569305" calcext:value-type="float">
            <text:p>569305</text:p>
          </table:table-cell>
        </table:table-row>
        <table:table-row table:style-name="ro1">
          <table:table-cell/>
          <table:table-cell office:value-type="float" office:value="556768" calcext:value-type="float">
            <text:p>556768</text:p>
          </table:table-cell>
        </table:table-row>
        <table:table-row table:style-name="ro1">
          <table:table-cell/>
          <table:table-cell office:value-type="float" office:value="530562" calcext:value-type="float">
            <text:p>530562</text:p>
          </table:table-cell>
        </table:table-row>
        <table:table-row table:style-name="ro1">
          <table:table-cell/>
          <table:table-cell office:value-type="float" office:value="532476" calcext:value-type="float">
            <text:p>532476</text:p>
          </table:table-cell>
        </table:table-row>
        <table:table-row table:style-name="ro1">
          <table:table-cell/>
          <table:table-cell office:value-type="float" office:value="511474" calcext:value-type="float">
            <text:p>511474</text:p>
          </table:table-cell>
        </table:table-row>
        <table:table-row table:style-name="ro1">
          <table:table-cell/>
          <table:table-cell office:value-type="float" office:value="534950" calcext:value-type="float">
            <text:p>534950</text:p>
          </table:table-cell>
        </table:table-row>
        <table:table-row table:style-name="ro1">
          <table:table-cell/>
          <table:table-cell office:value-type="float" office:value="526167" calcext:value-type="float">
            <text:p>526167</text:p>
          </table:table-cell>
        </table:table-row>
        <table:table-row table:style-name="ro1">
          <table:table-cell/>
          <table:table-cell office:value-type="float" office:value="513847" calcext:value-type="float">
            <text:p>513847</text:p>
          </table:table-cell>
        </table:table-row>
        <table:table-row table:style-name="ro1">
          <table:table-cell/>
          <table:table-cell office:value-type="float" office:value="558844" calcext:value-type="float">
            <text:p>558844</text:p>
          </table:table-cell>
        </table:table-row>
        <table:table-row table:style-name="ro1">
          <table:table-cell/>
          <table:table-cell office:value-type="float" office:value="572368" calcext:value-type="float">
            <text:p>572368</text:p>
          </table:table-cell>
        </table:table-row>
        <table:table-row table:style-name="ro1">
          <table:table-cell/>
          <table:table-cell office:value-type="float" office:value="586470" calcext:value-type="float">
            <text:p>586470</text:p>
          </table:table-cell>
        </table:table-row>
        <table:table-row table:style-name="ro1">
          <table:table-cell/>
          <table:table-cell office:value-type="float" office:value="533325" calcext:value-type="float">
            <text:p>533325</text:p>
          </table:table-cell>
        </table:table-row>
        <table:table-row table:style-name="ro1">
          <table:table-cell/>
          <table:table-cell office:value-type="float" office:value="592664" calcext:value-type="float">
            <text:p>592664</text:p>
          </table:table-cell>
        </table:table-row>
        <table:table-row table:style-name="ro1">
          <table:table-cell/>
          <table:table-cell office:value-type="float" office:value="624745" calcext:value-type="float">
            <text:p>624745</text:p>
          </table:table-cell>
        </table:table-row>
        <table:table-row table:style-name="ro1">
          <table:table-cell/>
          <table:table-cell office:value-type="float" office:value="559929" calcext:value-type="float">
            <text:p>559929</text:p>
          </table:table-cell>
        </table:table-row>
        <table:table-row table:style-name="ro1">
          <table:table-cell/>
          <table:table-cell office:value-type="float" office:value="517377" calcext:value-type="float">
            <text:p>517377</text:p>
          </table:table-cell>
        </table:table-row>
        <table:table-row table:style-name="ro1">
          <table:table-cell/>
          <table:table-cell office:value-type="float" office:value="571302" calcext:value-type="float">
            <text:p>571302</text:p>
          </table:table-cell>
        </table:table-row>
        <table:table-row table:style-name="ro1">
          <table:table-cell/>
          <table:table-cell office:value-type="float" office:value="513265" calcext:value-type="float">
            <text:p>513265</text:p>
          </table:table-cell>
        </table:table-row>
        <table:table-row table:style-name="ro1">
          <table:table-cell/>
          <table:table-cell office:value-type="float" office:value="543077" calcext:value-type="float">
            <text:p>543077</text:p>
          </table:table-cell>
        </table:table-row>
        <table:table-row table:style-name="ro1">
          <table:table-cell/>
          <table:table-cell office:value-type="float" office:value="550254" calcext:value-type="float">
            <text:p>550254</text:p>
          </table:table-cell>
        </table:table-row>
        <table:table-row table:style-name="ro1">
          <table:table-cell/>
          <table:table-cell office:value-type="float" office:value="553818" calcext:value-type="float">
            <text:p>553818</text:p>
          </table:table-cell>
        </table:table-row>
        <table:table-row table:style-name="ro1">
          <table:table-cell/>
          <table:table-cell office:value-type="float" office:value="552250" calcext:value-type="float">
            <text:p>552250</text:p>
          </table:table-cell>
        </table:table-row>
        <table:table-row table:style-name="ro1">
          <table:table-cell/>
          <table:table-cell office:value-type="float" office:value="543386" calcext:value-type="float">
            <text:p>543386</text:p>
          </table:table-cell>
        </table:table-row>
        <table:table-row table:style-name="ro1">
          <table:table-cell/>
          <table:table-cell office:value-type="float" office:value="617798" calcext:value-type="float">
            <text:p>617798</text:p>
          </table:table-cell>
        </table:table-row>
        <table:table-row table:style-name="ro1">
          <table:table-cell/>
          <table:table-cell office:value-type="float" office:value="545553" calcext:value-type="float">
            <text:p>545553</text:p>
          </table:table-cell>
        </table:table-row>
        <table:table-row table:style-name="ro1">
          <table:table-cell/>
          <table:table-cell office:value-type="float" office:value="539125" calcext:value-type="float">
            <text:p>539125</text:p>
          </table:table-cell>
        </table:table-row>
        <table:table-row table:style-name="ro1">
          <table:table-cell/>
          <table:table-cell office:value-type="float" office:value="569220" calcext:value-type="float">
            <text:p>569220</text:p>
          </table:table-cell>
        </table:table-row>
        <table:table-row table:style-name="ro1">
          <table:table-cell/>
          <table:table-cell office:value-type="float" office:value="526802" calcext:value-type="float">
            <text:p>526802</text:p>
          </table:table-cell>
        </table:table-row>
        <table:table-row table:style-name="ro1">
          <table:table-cell/>
          <table:table-cell office:value-type="float" office:value="654621" calcext:value-type="float">
            <text:p>654621</text:p>
          </table:table-cell>
        </table:table-row>
        <table:table-row table:style-name="ro1">
          <table:table-cell/>
          <table:table-cell office:value-type="float" office:value="822804" calcext:value-type="float">
            <text:p>822804</text:p>
          </table:table-cell>
        </table:table-row>
        <table:table-row table:style-name="ro1">
          <table:table-cell/>
          <table:table-cell office:value-type="float" office:value="802384" calcext:value-type="float">
            <text:p>802384</text:p>
          </table:table-cell>
        </table:table-row>
        <table:table-row table:style-name="ro1">
          <table:table-cell/>
          <table:table-cell office:value-type="float" office:value="797262" calcext:value-type="float">
            <text:p>797262</text:p>
          </table:table-cell>
        </table:table-row>
        <table:table-row table:style-name="ro1">
          <table:table-cell/>
          <table:table-cell office:value-type="float" office:value="772618" calcext:value-type="float">
            <text:p>772618</text:p>
          </table:table-cell>
        </table:table-row>
        <table:table-row table:style-name="ro1">
          <table:table-cell/>
          <table:table-cell office:value-type="float" office:value="674713" calcext:value-type="float">
            <text:p>674713</text:p>
          </table:table-cell>
        </table:table-row>
        <table:table-row table:style-name="ro1">
          <table:table-cell/>
          <table:table-cell office:value-type="float" office:value="597552" calcext:value-type="float">
            <text:p>597552</text:p>
          </table:table-cell>
        </table:table-row>
        <table:table-row table:style-name="ro1">
          <table:table-cell/>
          <table:table-cell office:value-type="float" office:value="639833" calcext:value-type="float">
            <text:p>639833</text:p>
          </table:table-cell>
        </table:table-row>
        <table:table-row table:style-name="ro1">
          <table:table-cell/>
          <table:table-cell office:value-type="float" office:value="631292" calcext:value-type="float">
            <text:p>631292</text:p>
          </table:table-cell>
        </table:table-row>
        <table:table-row table:style-name="ro1">
          <table:table-cell/>
          <table:table-cell office:value-type="float" office:value="597986" calcext:value-type="float">
            <text:p>597986</text:p>
          </table:table-cell>
        </table:table-row>
        <table:table-row table:style-name="ro1">
          <table:table-cell/>
          <table:table-cell office:value-type="float" office:value="610431" calcext:value-type="float">
            <text:p>610431</text:p>
          </table:table-cell>
        </table:table-row>
        <table:table-row table:style-name="ro1">
          <table:table-cell/>
          <table:table-cell office:value-type="float" office:value="580058" calcext:value-type="float">
            <text:p>580058</text:p>
          </table:table-cell>
        </table:table-row>
        <table:table-row table:style-name="ro1">
          <table:table-cell/>
          <table:table-cell office:value-type="float" office:value="560936" calcext:value-type="float">
            <text:p>560936</text:p>
          </table:table-cell>
        </table:table-row>
        <table:table-row table:style-name="ro1">
          <table:table-cell/>
          <table:table-cell office:value-type="float" office:value="605554" calcext:value-type="float">
            <text:p>605554</text:p>
          </table:table-cell>
        </table:table-row>
        <table:table-row table:style-name="ro1">
          <table:table-cell/>
          <table:table-cell office:value-type="float" office:value="548364" calcext:value-type="float">
            <text:p>548364</text:p>
          </table:table-cell>
        </table:table-row>
        <table:table-row table:style-name="ro1">
          <table:table-cell/>
          <table:table-cell office:value-type="float" office:value="521885" calcext:value-type="float">
            <text:p>521885</text:p>
          </table:table-cell>
        </table:table-row>
        <table:table-row table:style-name="ro1">
          <table:table-cell/>
          <table:table-cell office:value-type="float" office:value="584082" calcext:value-type="float">
            <text:p>584082</text:p>
          </table:table-cell>
        </table:table-row>
        <table:table-row table:style-name="ro1">
          <table:table-cell/>
          <table:table-cell office:value-type="float" office:value="554602" calcext:value-type="float">
            <text:p>554602</text:p>
          </table:table-cell>
        </table:table-row>
        <table:table-row table:style-name="ro1">
          <table:table-cell/>
          <table:table-cell office:value-type="float" office:value="526162" calcext:value-type="float">
            <text:p>526162</text:p>
          </table:table-cell>
        </table:table-row>
        <table:table-row table:style-name="ro1">
          <table:table-cell/>
          <table:table-cell office:value-type="float" office:value="541434" calcext:value-type="float">
            <text:p>541434</text:p>
          </table:table-cell>
        </table:table-row>
        <table:table-row table:style-name="ro1">
          <table:table-cell/>
          <table:table-cell office:value-type="float" office:value="554468" calcext:value-type="float">
            <text:p>554468</text:p>
          </table:table-cell>
        </table:table-row>
        <table:table-row table:style-name="ro1">
          <table:table-cell/>
          <table:table-cell office:value-type="float" office:value="540466" calcext:value-type="float">
            <text:p>540466</text:p>
          </table:table-cell>
        </table:table-row>
        <table:table-row table:style-name="ro1">
          <table:table-cell/>
          <table:table-cell office:value-type="float" office:value="541750" calcext:value-type="float">
            <text:p>541750</text:p>
          </table:table-cell>
        </table:table-row>
        <table:table-row table:style-name="ro1">
          <table:table-cell/>
          <table:table-cell office:value-type="float" office:value="509466" calcext:value-type="float">
            <text:p>509466</text:p>
          </table:table-cell>
        </table:table-row>
        <table:table-row table:style-name="ro1">
          <table:table-cell/>
          <table:table-cell office:value-type="float" office:value="514486" calcext:value-type="float">
            <text:p>514486</text:p>
          </table:table-cell>
        </table:table-row>
        <table:table-row table:style-name="ro1">
          <table:table-cell/>
          <table:table-cell office:value-type="float" office:value="587728" calcext:value-type="float">
            <text:p>587728</text:p>
          </table:table-cell>
        </table:table-row>
        <table:table-row table:style-name="ro1">
          <table:table-cell/>
          <table:table-cell office:value-type="float" office:value="565341" calcext:value-type="float">
            <text:p>565341</text:p>
          </table:table-cell>
        </table:table-row>
        <table:table-row table:style-name="ro1">
          <table:table-cell/>
          <table:table-cell office:value-type="float" office:value="544763" calcext:value-type="float">
            <text:p>544763</text:p>
          </table:table-cell>
        </table:table-row>
        <table:table-row table:style-name="ro1">
          <table:table-cell/>
          <table:table-cell office:value-type="float" office:value="558862" calcext:value-type="float">
            <text:p>558862</text:p>
          </table:table-cell>
        </table:table-row>
        <table:table-row table:style-name="ro1">
          <table:table-cell/>
          <table:table-cell office:value-type="float" office:value="542658" calcext:value-type="float">
            <text:p>542658</text:p>
          </table:table-cell>
        </table:table-row>
        <table:table-row table:style-name="ro1">
          <table:table-cell/>
          <table:table-cell office:value-type="float" office:value="551017" calcext:value-type="float">
            <text:p>551017</text:p>
          </table:table-cell>
        </table:table-row>
        <table:table-row table:style-name="ro1">
          <table:table-cell/>
          <table:table-cell office:value-type="float" office:value="644569" calcext:value-type="float">
            <text:p>644569</text:p>
          </table:table-cell>
        </table:table-row>
        <table:table-row table:style-name="ro1">
          <table:table-cell/>
          <table:table-cell office:value-type="float" office:value="772508" calcext:value-type="float">
            <text:p>772508</text:p>
          </table:table-cell>
        </table:table-row>
        <table:table-row table:style-name="ro1">
          <table:table-cell/>
          <table:table-cell office:value-type="float" office:value="885093" calcext:value-type="float">
            <text:p>885093</text:p>
          </table:table-cell>
        </table:table-row>
        <table:table-row table:style-name="ro1">
          <table:table-cell/>
          <table:table-cell office:value-type="float" office:value="829857" calcext:value-type="float">
            <text:p>829857</text:p>
          </table:table-cell>
        </table:table-row>
        <table:table-row table:style-name="ro1">
          <table:table-cell/>
          <table:table-cell office:value-type="float" office:value="760740" calcext:value-type="float">
            <text:p>760740</text:p>
          </table:table-cell>
        </table:table-row>
        <table:table-row table:style-name="ro1">
          <table:table-cell/>
          <table:table-cell office:value-type="float" office:value="648570" calcext:value-type="float">
            <text:p>648570</text:p>
          </table:table-cell>
        </table:table-row>
        <table:table-row table:style-name="ro1">
          <table:table-cell/>
          <table:table-cell office:value-type="float" office:value="588222" calcext:value-type="float">
            <text:p>588222</text:p>
          </table:table-cell>
        </table:table-row>
        <table:table-row table:style-name="ro1">
          <table:table-cell/>
          <table:table-cell office:value-type="float" office:value="593612" calcext:value-type="float">
            <text:p>593612</text:p>
          </table:table-cell>
        </table:table-row>
        <table:table-row table:style-name="ro1">
          <table:table-cell/>
          <table:table-cell office:value-type="float" office:value="594991" calcext:value-type="float">
            <text:p>594991</text:p>
          </table:table-cell>
        </table:table-row>
        <table:table-row table:style-name="ro1">
          <table:table-cell/>
          <table:table-cell office:value-type="float" office:value="584771" calcext:value-type="float">
            <text:p>584771</text:p>
          </table:table-cell>
        </table:table-row>
        <table:table-row table:style-name="ro1">
          <table:table-cell/>
          <table:table-cell office:value-type="float" office:value="582469" calcext:value-type="float">
            <text:p>582469</text:p>
          </table:table-cell>
        </table:table-row>
        <table:table-row table:style-name="ro1">
          <table:table-cell/>
          <table:table-cell office:value-type="float" office:value="599746" calcext:value-type="float">
            <text:p>599746</text:p>
          </table:table-cell>
        </table:table-row>
        <table:table-row table:style-name="ro1">
          <table:table-cell/>
          <table:table-cell office:value-type="float" office:value="568352" calcext:value-type="float">
            <text:p>568352</text:p>
          </table:table-cell>
        </table:table-row>
        <table:table-row table:style-name="ro1">
          <table:table-cell/>
          <table:table-cell office:value-type="float" office:value="565583" calcext:value-type="float">
            <text:p>565583</text:p>
          </table:table-cell>
        </table:table-row>
        <table:table-row table:style-name="ro1">
          <table:table-cell/>
          <table:table-cell office:value-type="float" office:value="584128" calcext:value-type="float">
            <text:p>584128</text:p>
          </table:table-cell>
        </table:table-row>
        <table:table-row table:style-name="ro1">
          <table:table-cell/>
          <table:table-cell office:value-type="float" office:value="559974" calcext:value-type="float">
            <text:p>559974</text:p>
          </table:table-cell>
        </table:table-row>
        <table:table-row table:style-name="ro1">
          <table:table-cell/>
          <table:table-cell office:value-type="float" office:value="556073" calcext:value-type="float">
            <text:p>556073</text:p>
          </table:table-cell>
        </table:table-row>
        <table:table-row table:style-name="ro1">
          <table:table-cell/>
          <table:table-cell office:value-type="float" office:value="526504" calcext:value-type="float">
            <text:p>526504</text:p>
          </table:table-cell>
        </table:table-row>
        <table:table-row table:style-name="ro1">
          <table:table-cell/>
          <table:table-cell office:value-type="float" office:value="540356" calcext:value-type="float">
            <text:p>540356</text:p>
          </table:table-cell>
        </table:table-row>
        <table:table-row table:style-name="ro1">
          <table:table-cell/>
          <table:table-cell office:value-type="float" office:value="547090" calcext:value-type="float">
            <text:p>547090</text:p>
          </table:table-cell>
        </table:table-row>
        <table:table-row table:style-name="ro1">
          <table:table-cell/>
          <table:table-cell office:value-type="float" office:value="556444" calcext:value-type="float">
            <text:p>556444</text:p>
          </table:table-cell>
        </table:table-row>
        <table:table-row table:style-name="ro1">
          <table:table-cell/>
          <table:table-cell office:value-type="float" office:value="544968" calcext:value-type="float">
            <text:p>544968</text:p>
          </table:table-cell>
        </table:table-row>
        <table:table-row table:style-name="ro1">
          <table:table-cell/>
          <table:table-cell office:value-type="float" office:value="578808" calcext:value-type="float">
            <text:p>578808</text:p>
          </table:table-cell>
        </table:table-row>
        <table:table-row table:style-name="ro1">
          <table:table-cell/>
          <table:table-cell office:value-type="float" office:value="553942" calcext:value-type="float">
            <text:p>553942</text:p>
          </table:table-cell>
        </table:table-row>
        <table:table-row table:style-name="ro1">
          <table:table-cell/>
          <table:table-cell office:value-type="float" office:value="539797" calcext:value-type="float">
            <text:p>539797</text:p>
          </table:table-cell>
        </table:table-row>
        <table:table-row table:style-name="ro1">
          <table:table-cell/>
          <table:table-cell office:value-type="float" office:value="528289" calcext:value-type="float">
            <text:p>528289</text:p>
          </table:table-cell>
        </table:table-row>
        <table:table-row table:style-name="ro1">
          <table:table-cell/>
          <table:table-cell office:value-type="float" office:value="559610" calcext:value-type="float">
            <text:p>559610</text:p>
          </table:table-cell>
        </table:table-row>
        <table:table-row table:style-name="ro1">
          <table:table-cell/>
          <table:table-cell office:value-type="float" office:value="561475" calcext:value-type="float">
            <text:p>561475</text:p>
          </table:table-cell>
        </table:table-row>
        <table:table-row table:style-name="ro1">
          <table:table-cell/>
          <table:table-cell office:value-type="float" office:value="571444" calcext:value-type="float">
            <text:p>571444</text:p>
          </table:table-cell>
        </table:table-row>
        <table:table-row table:style-name="ro1">
          <table:table-cell/>
          <table:table-cell office:value-type="float" office:value="562425" calcext:value-type="float">
            <text:p>562425</text:p>
          </table:table-cell>
        </table:table-row>
        <table:table-row table:style-name="ro1">
          <table:table-cell/>
          <table:table-cell office:value-type="float" office:value="568680" calcext:value-type="float">
            <text:p>568680</text:p>
          </table:table-cell>
        </table:table-row>
        <table:table-row table:style-name="ro1">
          <table:table-cell/>
          <table:table-cell office:value-type="float" office:value="695805" calcext:value-type="float">
            <text:p>695805</text:p>
          </table:table-cell>
        </table:table-row>
        <table:table-row table:style-name="ro1">
          <table:table-cell/>
          <table:table-cell office:value-type="float" office:value="788410" calcext:value-type="float">
            <text:p>788410</text:p>
          </table:table-cell>
        </table:table-row>
        <table:table-row table:style-name="ro1">
          <table:table-cell/>
          <table:table-cell office:value-type="float" office:value="821312" calcext:value-type="float">
            <text:p>821312</text:p>
          </table:table-cell>
        </table:table-row>
        <table:table-row table:style-name="ro1">
          <table:table-cell/>
          <table:table-cell office:value-type="float" office:value="796085" calcext:value-type="float">
            <text:p>796085</text:p>
          </table:table-cell>
        </table:table-row>
        <table:table-row table:style-name="ro1">
          <table:table-cell/>
          <table:table-cell office:value-type="float" office:value="795999" calcext:value-type="float">
            <text:p>795999</text:p>
          </table:table-cell>
        </table:table-row>
        <table:table-row table:style-name="ro1">
          <table:table-cell/>
          <table:table-cell office:value-type="float" office:value="617270" calcext:value-type="float">
            <text:p>617270</text:p>
          </table:table-cell>
        </table:table-row>
        <table:table-row table:style-name="ro1">
          <table:table-cell/>
          <table:table-cell office:value-type="float" office:value="605046" calcext:value-type="float">
            <text:p>605046</text:p>
          </table:table-cell>
        </table:table-row>
        <table:table-row table:style-name="ro1">
          <table:table-cell/>
          <table:table-cell office:value-type="float" office:value="590617" calcext:value-type="float">
            <text:p>590617</text:p>
          </table:table-cell>
        </table:table-row>
        <table:table-row table:style-name="ro1">
          <table:table-cell/>
          <table:table-cell office:value-type="float" office:value="585180" calcext:value-type="float">
            <text:p>585180</text:p>
          </table:table-cell>
        </table:table-row>
        <table:table-row table:style-name="ro1">
          <table:table-cell/>
          <table:table-cell office:value-type="float" office:value="592528" calcext:value-type="float">
            <text:p>592528</text:p>
          </table:table-cell>
        </table:table-row>
        <table:table-row table:style-name="ro1">
          <table:table-cell/>
          <table:table-cell office:value-type="float" office:value="644913" calcext:value-type="float">
            <text:p>644913</text:p>
          </table:table-cell>
        </table:table-row>
        <table:table-row table:style-name="ro1">
          <table:table-cell/>
          <table:table-cell office:value-type="float" office:value="536171" calcext:value-type="float">
            <text:p>536171</text:p>
          </table:table-cell>
        </table:table-row>
        <table:table-row table:style-name="ro1">
          <table:table-cell/>
          <table:table-cell office:value-type="float" office:value="554869" calcext:value-type="float">
            <text:p>554869</text:p>
          </table:table-cell>
        </table:table-row>
        <table:table-row table:style-name="ro1">
          <table:table-cell/>
          <table:table-cell office:value-type="float" office:value="561814" calcext:value-type="float">
            <text:p>561814</text:p>
          </table:table-cell>
        </table:table-row>
        <table:table-row table:style-name="ro1">
          <table:table-cell/>
          <table:table-cell office:value-type="float" office:value="554077" calcext:value-type="float">
            <text:p>554077</text:p>
          </table:table-cell>
        </table:table-row>
        <table:table-row table:style-name="ro1">
          <table:table-cell/>
          <table:table-cell office:value-type="float" office:value="591725" calcext:value-type="float">
            <text:p>591725</text:p>
          </table:table-cell>
        </table:table-row>
        <table:table-row table:style-name="ro1">
          <table:table-cell/>
          <table:table-cell office:value-type="float" office:value="612106" calcext:value-type="float">
            <text:p>612106</text:p>
          </table:table-cell>
        </table:table-row>
        <table:table-row table:style-name="ro1">
          <table:table-cell/>
          <table:table-cell office:value-type="float" office:value="632530" calcext:value-type="float">
            <text:p>632530</text:p>
          </table:table-cell>
        </table:table-row>
        <table:table-row table:style-name="ro1">
          <table:table-cell/>
          <table:table-cell office:value-type="float" office:value="500291" calcext:value-type="float">
            <text:p>500291</text:p>
          </table:table-cell>
        </table:table-row>
        <table:table-row table:style-name="ro1">
          <table:table-cell/>
          <table:table-cell office:value-type="float" office:value="496534" calcext:value-type="float">
            <text:p>496534</text:p>
          </table:table-cell>
        </table:table-row>
        <table:table-row table:style-name="ro1">
          <table:table-cell/>
          <table:table-cell office:value-type="float" office:value="526725" calcext:value-type="float">
            <text:p>526725</text:p>
          </table:table-cell>
        </table:table-row>
        <table:table-row table:style-name="ro1">
          <table:table-cell/>
          <table:table-cell office:value-type="float" office:value="566751" calcext:value-type="float">
            <text:p>566751</text:p>
          </table:table-cell>
        </table:table-row>
        <table:table-row table:style-name="ro1">
          <table:table-cell/>
          <table:table-cell office:value-type="float" office:value="518442" calcext:value-type="float">
            <text:p>518442</text:p>
          </table:table-cell>
        </table:table-row>
        <table:table-row table:style-name="ro1">
          <table:table-cell/>
          <table:table-cell office:value-type="float" office:value="510273" calcext:value-type="float">
            <text:p>510273</text:p>
          </table:table-cell>
        </table:table-row>
        <table:table-row table:style-name="ro1">
          <table:table-cell/>
          <table:table-cell office:value-type="float" office:value="522943" calcext:value-type="float">
            <text:p>522943</text:p>
          </table:table-cell>
        </table:table-row>
        <table:table-row table:style-name="ro1">
          <table:table-cell/>
          <table:table-cell office:value-type="float" office:value="573153" calcext:value-type="float">
            <text:p>573153</text:p>
          </table:table-cell>
        </table:table-row>
        <table:table-row table:style-name="ro1">
          <table:table-cell/>
          <table:table-cell office:value-type="float" office:value="606306" calcext:value-type="float">
            <text:p>606306</text:p>
          </table:table-cell>
        </table:table-row>
        <table:table-row table:style-name="ro1">
          <table:table-cell/>
          <table:table-cell office:value-type="float" office:value="617845" calcext:value-type="float">
            <text:p>617845</text:p>
          </table:table-cell>
        </table:table-row>
        <table:table-row table:style-name="ro1">
          <table:table-cell/>
          <table:table-cell office:value-type="float" office:value="541598" calcext:value-type="float">
            <text:p>541598</text:p>
          </table:table-cell>
        </table:table-row>
        <table:table-row table:style-name="ro1">
          <table:table-cell/>
          <table:table-cell office:value-type="float" office:value="554921" calcext:value-type="float">
            <text:p>554921</text:p>
          </table:table-cell>
        </table:table-row>
        <table:table-row table:style-name="ro1">
          <table:table-cell/>
          <table:table-cell office:value-type="float" office:value="571261" calcext:value-type="float">
            <text:p>571261</text:p>
          </table:table-cell>
        </table:table-row>
        <table:table-row table:style-name="ro1">
          <table:table-cell/>
          <table:table-cell office:value-type="float" office:value="541803" calcext:value-type="float">
            <text:p>541803</text:p>
          </table:table-cell>
        </table:table-row>
        <table:table-row table:style-name="ro1">
          <table:table-cell/>
          <table:table-cell office:value-type="float" office:value="559033" calcext:value-type="float">
            <text:p>559033</text:p>
          </table:table-cell>
        </table:table-row>
        <table:table-row table:style-name="ro1">
          <table:table-cell/>
          <table:table-cell office:value-type="float" office:value="510312" calcext:value-type="float">
            <text:p>510312</text:p>
          </table:table-cell>
        </table:table-row>
        <table:table-row table:style-name="ro1">
          <table:table-cell/>
          <table:table-cell office:value-type="float" office:value="561788" calcext:value-type="float">
            <text:p>561788</text:p>
          </table:table-cell>
        </table:table-row>
        <table:table-row table:style-name="ro1">
          <table:table-cell/>
          <table:table-cell office:value-type="float" office:value="503091" calcext:value-type="float">
            <text:p>503091</text:p>
          </table:table-cell>
        </table:table-row>
        <table:table-row table:style-name="ro1">
          <table:table-cell/>
          <table:table-cell office:value-type="float" office:value="550858" calcext:value-type="float">
            <text:p>550858</text:p>
          </table:table-cell>
        </table:table-row>
        <table:table-row table:style-name="ro1">
          <table:table-cell/>
          <table:table-cell office:value-type="float" office:value="565283" calcext:value-type="float">
            <text:p>565283</text:p>
          </table:table-cell>
        </table:table-row>
        <table:table-row table:style-name="ro1">
          <table:table-cell/>
          <table:table-cell office:value-type="float" office:value="561011" calcext:value-type="float">
            <text:p>561011</text:p>
          </table:table-cell>
        </table:table-row>
        <table:table-row table:style-name="ro1">
          <table:table-cell/>
          <table:table-cell office:value-type="float" office:value="530343" calcext:value-type="float">
            <text:p>530343</text:p>
          </table:table-cell>
        </table:table-row>
        <table:table-row table:style-name="ro1">
          <table:table-cell/>
          <table:table-cell office:value-type="float" office:value="537373" calcext:value-type="float">
            <text:p>537373</text:p>
          </table:table-cell>
        </table:table-row>
        <table:table-row table:style-name="ro1">
          <table:table-cell/>
          <table:table-cell office:value-type="float" office:value="561954" calcext:value-type="float">
            <text:p>561954</text:p>
          </table:table-cell>
        </table:table-row>
        <table:table-row table:style-name="ro1">
          <table:table-cell/>
          <table:table-cell office:value-type="float" office:value="560881" calcext:value-type="float">
            <text:p>560881</text:p>
          </table:table-cell>
        </table:table-row>
        <table:table-row table:style-name="ro1">
          <table:table-cell/>
          <table:table-cell office:value-type="float" office:value="584603" calcext:value-type="float">
            <text:p>584603</text:p>
          </table:table-cell>
        </table:table-row>
        <table:table-row table:style-name="ro1">
          <table:table-cell/>
          <table:table-cell office:value-type="float" office:value="717410" calcext:value-type="float">
            <text:p>717410</text:p>
          </table:table-cell>
        </table:table-row>
        <table:table-row table:style-name="ro1">
          <table:table-cell/>
          <table:table-cell office:value-type="float" office:value="836496" calcext:value-type="float">
            <text:p>836496</text:p>
          </table:table-cell>
        </table:table-row>
        <table:table-row table:style-name="ro1">
          <table:table-cell/>
          <table:table-cell office:value-type="float" office:value="793411" calcext:value-type="float">
            <text:p>793411</text:p>
          </table:table-cell>
        </table:table-row>
        <table:table-row table:style-name="ro1">
          <table:table-cell/>
          <table:table-cell office:value-type="float" office:value="836578" calcext:value-type="float">
            <text:p>836578</text:p>
          </table:table-cell>
        </table:table-row>
        <table:table-row table:style-name="ro1">
          <table:table-cell/>
          <table:table-cell office:value-type="float" office:value="858996" calcext:value-type="float">
            <text:p>858996</text:p>
          </table:table-cell>
        </table:table-row>
        <table:table-row table:style-name="ro1">
          <table:table-cell/>
          <table:table-cell office:value-type="float" office:value="604684" calcext:value-type="float">
            <text:p>604684</text:p>
          </table:table-cell>
        </table:table-row>
        <table:table-row table:style-name="ro1">
          <table:table-cell/>
          <table:table-cell office:value-type="float" office:value="596232" calcext:value-type="float">
            <text:p>596232</text:p>
          </table:table-cell>
        </table:table-row>
        <table:table-row table:style-name="ro1">
          <table:table-cell/>
          <table:table-cell office:value-type="float" office:value="573072" calcext:value-type="float">
            <text:p>573072</text:p>
          </table:table-cell>
        </table:table-row>
        <table:table-row table:style-name="ro1">
          <table:table-cell/>
          <table:table-cell office:value-type="float" office:value="599121" calcext:value-type="float">
            <text:p>599121</text:p>
          </table:table-cell>
        </table:table-row>
        <table:table-row table:style-name="ro1">
          <table:table-cell/>
          <table:table-cell office:value-type="float" office:value="581623" calcext:value-type="float">
            <text:p>581623</text:p>
          </table:table-cell>
        </table:table-row>
        <table:table-row table:style-name="ro1">
          <table:table-cell/>
          <table:table-cell office:value-type="float" office:value="609234" calcext:value-type="float">
            <text:p>609234</text:p>
          </table:table-cell>
        </table:table-row>
        <table:table-row table:style-name="ro1">
          <table:table-cell/>
          <table:table-cell office:value-type="float" office:value="565186" calcext:value-type="float">
            <text:p>565186</text:p>
          </table:table-cell>
        </table:table-row>
        <table:table-row table:style-name="ro1">
          <table:table-cell/>
          <table:table-cell office:value-type="float" office:value="530025" calcext:value-type="float">
            <text:p>530025</text:p>
          </table:table-cell>
        </table:table-row>
        <table:table-row table:style-name="ro1">
          <table:table-cell/>
          <table:table-cell office:value-type="float" office:value="573913" calcext:value-type="float">
            <text:p>573913</text:p>
          </table:table-cell>
        </table:table-row>
        <table:table-row table:style-name="ro1">
          <table:table-cell/>
          <table:table-cell office:value-type="float" office:value="600529" calcext:value-type="float">
            <text:p>600529</text:p>
          </table:table-cell>
        </table:table-row>
        <table:table-row table:style-name="ro1">
          <table:table-cell/>
          <table:table-cell office:value-type="float" office:value="590344" calcext:value-type="float">
            <text:p>590344</text:p>
          </table:table-cell>
        </table:table-row>
        <table:table-row table:style-name="ro1">
          <table:table-cell/>
          <table:table-cell office:value-type="float" office:value="579139" calcext:value-type="float">
            <text:p>579139</text:p>
          </table:table-cell>
        </table:table-row>
        <table:table-row table:style-name="ro1">
          <table:table-cell/>
          <table:table-cell office:value-type="float" office:value="581081" calcext:value-type="float">
            <text:p>581081</text:p>
          </table:table-cell>
        </table:table-row>
        <table:table-row table:style-name="ro1">
          <table:table-cell/>
          <table:table-cell office:value-type="float" office:value="639566" calcext:value-type="float">
            <text:p>639566</text:p>
          </table:table-cell>
        </table:table-row>
        <table:table-row table:style-name="ro1">
          <table:table-cell/>
          <table:table-cell office:value-type="float" office:value="632094" calcext:value-type="float">
            <text:p>632094</text:p>
          </table:table-cell>
        </table:table-row>
        <table:table-row table:style-name="ro1">
          <table:table-cell/>
          <table:table-cell office:value-type="float" office:value="609855" calcext:value-type="float">
            <text:p>609855</text:p>
          </table:table-cell>
        </table:table-row>
        <table:table-row table:style-name="ro1">
          <table:table-cell/>
          <table:table-cell office:value-type="float" office:value="579225" calcext:value-type="float">
            <text:p>579225</text:p>
          </table:table-cell>
        </table:table-row>
        <table:table-row table:style-name="ro1">
          <table:table-cell/>
          <table:table-cell office:value-type="float" office:value="566592" calcext:value-type="float">
            <text:p>566592</text:p>
          </table:table-cell>
        </table:table-row>
        <table:table-row table:style-name="ro1">
          <table:table-cell/>
          <table:table-cell office:value-type="float" office:value="583114" calcext:value-type="float">
            <text:p>583114</text:p>
          </table:table-cell>
        </table:table-row>
        <table:table-row table:style-name="ro1">
          <table:table-cell/>
          <table:table-cell office:value-type="float" office:value="553159" calcext:value-type="float">
            <text:p>553159</text:p>
          </table:table-cell>
        </table:table-row>
        <table:table-row table:style-name="ro1">
          <table:table-cell/>
          <table:table-cell office:value-type="float" office:value="573558" calcext:value-type="float">
            <text:p>573558</text:p>
          </table:table-cell>
        </table:table-row>
        <table:table-row table:style-name="ro1">
          <table:table-cell/>
          <table:table-cell office:value-type="float" office:value="571592" calcext:value-type="float">
            <text:p>571592</text:p>
          </table:table-cell>
        </table:table-row>
        <table:table-row table:style-name="ro1">
          <table:table-cell/>
          <table:table-cell office:value-type="float" office:value="591984" calcext:value-type="float">
            <text:p>591984</text:p>
          </table:table-cell>
        </table:table-row>
        <table:table-row table:style-name="ro1">
          <table:table-cell/>
          <table:table-cell office:value-type="float" office:value="558564" calcext:value-type="float">
            <text:p>558564</text:p>
          </table:table-cell>
        </table:table-row>
        <table:table-row table:style-name="ro1">
          <table:table-cell/>
          <table:table-cell office:value-type="float" office:value="533297" calcext:value-type="float">
            <text:p>533297</text:p>
          </table:table-cell>
        </table:table-row>
        <table:table-row table:style-name="ro1">
          <table:table-cell/>
          <table:table-cell office:value-type="float" office:value="592535" calcext:value-type="float">
            <text:p>592535</text:p>
          </table:table-cell>
        </table:table-row>
        <table:table-row table:style-name="ro1">
          <table:table-cell/>
          <table:table-cell office:value-type="float" office:value="621530" calcext:value-type="float">
            <text:p>621530</text:p>
          </table:table-cell>
        </table:table-row>
        <table:table-row table:style-name="ro1">
          <table:table-cell/>
          <table:table-cell office:value-type="float" office:value="593598" calcext:value-type="float">
            <text:p>593598</text:p>
          </table:table-cell>
        </table:table-row>
        <table:table-row table:style-name="ro1">
          <table:table-cell/>
          <table:table-cell office:value-type="float" office:value="600399" calcext:value-type="float">
            <text:p>600399</text:p>
          </table:table-cell>
        </table:table-row>
        <table:table-row table:style-name="ro1">
          <table:table-cell/>
          <table:table-cell office:value-type="float" office:value="640204" calcext:value-type="float">
            <text:p>640204</text:p>
          </table:table-cell>
        </table:table-row>
        <table:table-row table:style-name="ro1">
          <table:table-cell/>
          <table:table-cell office:value-type="float" office:value="589643" calcext:value-type="float">
            <text:p>589643</text:p>
          </table:table-cell>
        </table:table-row>
        <table:table-row table:style-name="ro1">
          <table:table-cell/>
          <table:table-cell office:value-type="float" office:value="564860" calcext:value-type="float">
            <text:p>564860</text:p>
          </table:table-cell>
        </table:table-row>
        <table:table-row table:style-name="ro1">
          <table:table-cell/>
          <table:table-cell office:value-type="float" office:value="561556" calcext:value-type="float">
            <text:p>561556</text:p>
          </table:table-cell>
        </table:table-row>
        <table:table-row table:style-name="ro1">
          <table:table-cell/>
          <table:table-cell office:value-type="float" office:value="564915" calcext:value-type="float">
            <text:p>564915</text:p>
          </table:table-cell>
        </table:table-row>
        <table:table-row table:style-name="ro1">
          <table:table-cell/>
          <table:table-cell office:value-type="float" office:value="558375" calcext:value-type="float">
            <text:p>558375</text:p>
          </table:table-cell>
        </table:table-row>
        <table:table-row table:style-name="ro1">
          <table:table-cell/>
          <table:table-cell office:value-type="float" office:value="564187" calcext:value-type="float">
            <text:p>564187</text:p>
          </table:table-cell>
        </table:table-row>
        <table:table-row table:style-name="ro1">
          <table:table-cell/>
          <table:table-cell office:value-type="float" office:value="575372" calcext:value-type="float">
            <text:p>575372</text:p>
          </table:table-cell>
        </table:table-row>
        <table:table-row table:style-name="ro1">
          <table:table-cell/>
          <table:table-cell office:value-type="float" office:value="560246" calcext:value-type="float">
            <text:p>560246</text:p>
          </table:table-cell>
        </table:table-row>
        <table:table-row table:style-name="ro1">
          <table:table-cell/>
          <table:table-cell office:value-type="float" office:value="626259" calcext:value-type="float">
            <text:p>626259</text:p>
          </table:table-cell>
        </table:table-row>
        <table:table-row table:style-name="ro1">
          <table:table-cell/>
          <table:table-cell office:value-type="float" office:value="628377" calcext:value-type="float">
            <text:p>628377</text:p>
          </table:table-cell>
        </table:table-row>
        <table:table-row table:style-name="ro1">
          <table:table-cell/>
          <table:table-cell office:value-type="float" office:value="603209" calcext:value-type="float">
            <text:p>603209</text:p>
          </table:table-cell>
        </table:table-row>
        <table:table-row table:style-name="ro1">
          <table:table-cell/>
          <table:table-cell office:value-type="float" office:value="610034" calcext:value-type="float">
            <text:p>610034</text:p>
          </table:table-cell>
        </table:table-row>
        <table:table-row table:style-name="ro1">
          <table:table-cell/>
          <table:table-cell office:value-type="float" office:value="628043" calcext:value-type="float">
            <text:p>628043</text:p>
          </table:table-cell>
        </table:table-row>
        <table:table-row table:style-name="ro1">
          <table:table-cell/>
          <table:table-cell office:value-type="float" office:value="626242" calcext:value-type="float">
            <text:p>626242</text:p>
          </table:table-cell>
        </table:table-row>
        <table:table-row table:style-name="ro1">
          <table:table-cell/>
          <table:table-cell office:value-type="float" office:value="570363" calcext:value-type="float">
            <text:p>570363</text:p>
          </table:table-cell>
        </table:table-row>
        <table:table-row table:style-name="ro1">
          <table:table-cell/>
          <table:table-cell office:value-type="float" office:value="567180" calcext:value-type="float">
            <text:p>567180</text:p>
          </table:table-cell>
        </table:table-row>
        <table:table-row table:style-name="ro1">
          <table:table-cell/>
          <table:table-cell office:value-type="float" office:value="540799" calcext:value-type="float">
            <text:p>540799</text:p>
          </table:table-cell>
        </table:table-row>
        <table:table-row table:style-name="ro1">
          <table:table-cell/>
          <table:table-cell office:value-type="float" office:value="560649" calcext:value-type="float">
            <text:p>560649</text:p>
          </table:table-cell>
        </table:table-row>
        <table:table-row table:style-name="ro1">
          <table:table-cell/>
          <table:table-cell office:value-type="float" office:value="562297" calcext:value-type="float">
            <text:p>562297</text:p>
          </table:table-cell>
        </table:table-row>
        <table:table-row table:style-name="ro1">
          <table:table-cell/>
          <table:table-cell office:value-type="float" office:value="570884" calcext:value-type="float">
            <text:p>570884</text:p>
          </table:table-cell>
        </table:table-row>
        <table:table-row table:style-name="ro1">
          <table:table-cell/>
          <table:table-cell office:value-type="float" office:value="586404" calcext:value-type="float">
            <text:p>586404</text:p>
          </table:table-cell>
        </table:table-row>
        <table:table-row table:style-name="ro1">
          <table:table-cell/>
          <table:table-cell office:value-type="float" office:value="635639" calcext:value-type="float">
            <text:p>635639</text:p>
          </table:table-cell>
        </table:table-row>
        <table:table-row table:style-name="ro1">
          <table:table-cell/>
          <table:table-cell office:value-type="float" office:value="664045" calcext:value-type="float">
            <text:p>664045</text:p>
          </table:table-cell>
        </table:table-row>
        <table:table-row table:style-name="ro1">
          <table:table-cell/>
          <table:table-cell office:value-type="float" office:value="666300" calcext:value-type="float">
            <text:p>666300</text:p>
          </table:table-cell>
        </table:table-row>
        <table:table-row table:style-name="ro1">
          <table:table-cell/>
          <table:table-cell office:value-type="float" office:value="629821" calcext:value-type="float">
            <text:p>629821</text:p>
          </table:table-cell>
        </table:table-row>
        <table:table-row table:style-name="ro1">
          <table:table-cell/>
          <table:table-cell office:value-type="float" office:value="583056" calcext:value-type="float">
            <text:p>583056</text:p>
          </table:table-cell>
        </table:table-row>
        <table:table-row table:style-name="ro1">
          <table:table-cell/>
          <table:table-cell office:value-type="float" office:value="629368" calcext:value-type="float">
            <text:p>629368</text:p>
          </table:table-cell>
        </table:table-row>
        <table:table-row table:style-name="ro1">
          <table:table-cell/>
          <table:table-cell office:value-type="float" office:value="568638" calcext:value-type="float">
            <text:p>568638</text:p>
          </table:table-cell>
        </table:table-row>
        <table:table-row table:style-name="ro1">
          <table:table-cell/>
          <table:table-cell office:value-type="float" office:value="562125" calcext:value-type="float">
            <text:p>562125</text:p>
          </table:table-cell>
        </table:table-row>
        <table:table-row table:style-name="ro1">
          <table:table-cell/>
          <table:table-cell office:value-type="float" office:value="583158" calcext:value-type="float">
            <text:p>583158</text:p>
          </table:table-cell>
        </table:table-row>
        <table:table-row table:style-name="ro1">
          <table:table-cell/>
          <table:table-cell office:value-type="float" office:value="562813" calcext:value-type="float">
            <text:p>562813</text:p>
          </table:table-cell>
        </table:table-row>
        <table:table-row table:style-name="ro1">
          <table:table-cell/>
          <table:table-cell office:value-type="float" office:value="566970" calcext:value-type="float">
            <text:p>566970</text:p>
          </table:table-cell>
        </table:table-row>
        <table:table-row table:style-name="ro1">
          <table:table-cell/>
          <table:table-cell office:value-type="float" office:value="564105" calcext:value-type="float">
            <text:p>564105</text:p>
          </table:table-cell>
        </table:table-row>
        <table:table-row table:style-name="ro1">
          <table:table-cell/>
          <table:table-cell office:value-type="float" office:value="516260" calcext:value-type="float">
            <text:p>516260</text:p>
          </table:table-cell>
        </table:table-row>
        <table:table-row table:style-name="ro1">
          <table:table-cell/>
          <table:table-cell office:value-type="float" office:value="545103" calcext:value-type="float">
            <text:p>545103</text:p>
          </table:table-cell>
        </table:table-row>
        <table:table-row table:style-name="ro1">
          <table:table-cell/>
          <table:table-cell office:value-type="float" office:value="540017" calcext:value-type="float">
            <text:p>540017</text:p>
          </table:table-cell>
        </table:table-row>
        <table:table-row table:style-name="ro1">
          <table:table-cell/>
          <table:table-cell office:value-type="float" office:value="511943" calcext:value-type="float">
            <text:p>511943</text:p>
          </table:table-cell>
        </table:table-row>
        <table:table-row table:style-name="ro1">
          <table:table-cell/>
          <table:table-cell office:value-type="float" office:value="543791" calcext:value-type="float">
            <text:p>543791</text:p>
          </table:table-cell>
        </table:table-row>
        <table:table-row table:style-name="ro1">
          <table:table-cell/>
          <table:table-cell office:value-type="float" office:value="585187" calcext:value-type="float">
            <text:p>585187</text:p>
          </table:table-cell>
        </table:table-row>
        <table:table-row table:style-name="ro1">
          <table:table-cell/>
          <table:table-cell office:value-type="float" office:value="492684" calcext:value-type="float">
            <text:p>492684</text:p>
          </table:table-cell>
        </table:table-row>
        <table:table-row table:style-name="ro1">
          <table:table-cell/>
          <table:table-cell office:value-type="float" office:value="598922" calcext:value-type="float">
            <text:p>598922</text:p>
          </table:table-cell>
        </table:table-row>
        <table:table-row table:style-name="ro1">
          <table:table-cell/>
          <table:table-cell office:value-type="float" office:value="575957" calcext:value-type="float">
            <text:p>575957</text:p>
          </table:table-cell>
        </table:table-row>
        <table:table-row table:style-name="ro1">
          <table:table-cell/>
          <table:table-cell office:value-type="float" office:value="564110" calcext:value-type="float">
            <text:p>564110</text:p>
          </table:table-cell>
        </table:table-row>
        <table:table-row table:style-name="ro1">
          <table:table-cell/>
          <table:table-cell office:value-type="float" office:value="562877" calcext:value-type="float">
            <text:p>562877</text:p>
          </table:table-cell>
        </table:table-row>
        <table:table-row table:style-name="ro1">
          <table:table-cell/>
          <table:table-cell office:value-type="float" office:value="572555" calcext:value-type="float">
            <text:p>572555</text:p>
          </table:table-cell>
        </table:table-row>
        <table:table-row table:style-name="ro1">
          <table:table-cell/>
          <table:table-cell office:value-type="float" office:value="611408" calcext:value-type="float">
            <text:p>611408</text:p>
          </table:table-cell>
        </table:table-row>
        <table:table-row table:style-name="ro1">
          <table:table-cell/>
          <table:table-cell office:value-type="float" office:value="733588" calcext:value-type="float">
            <text:p>733588</text:p>
          </table:table-cell>
        </table:table-row>
        <table:table-row table:style-name="ro1">
          <table:table-cell/>
          <table:table-cell office:value-type="float" office:value="834431" calcext:value-type="float">
            <text:p>834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3:30.676674403</meta:creation-date>
    <dc:date>2018-05-14T17:35:14.587310380</dc:date>
    <meta:editing-duration>PT1M45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983cm" svg:height="8.994cm" xlink:href=".." xlink:type="simple" chart:class="chart:line" chart:style-name="ch1">
        <chart:legend chart:legend-position="end" svg:x="35.72cm" svg:y="4.198cm" style:legend-expansion="high" chart:style-name="ch2"/>
        <chart:plot-area chart:style-name="ch3" table:cell-range-address="Sheet1.B1:Sheet1.B500" svg:x="0.759cm" svg:y="0.179cm" svg:width="34.202cm" svg:height="8.636cm">
          <chartooo:coordinate-region svg:x="2.306cm" svg:y="0.3cm" svg:width="32.65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432">
                <text:p>452432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471">
                <text:p>359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246">
                <text:p>337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803">
                <text:p>325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894">
                <text:p>321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474">
                <text:p>341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3844">
                <text:p>323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318">
                <text:p>322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913">
                <text:p>312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446">
                <text:p>348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8257">
                <text:p>328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794">
                <text:p>318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146">
                <text:p>318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018">
                <text:p>31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602">
                <text:p>324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105">
                <text:p>32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202">
                <text:p>34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014">
                <text:p>317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013">
                <text:p>328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7068">
                <text:p>347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4191">
                <text:p>324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6271">
                <text:p>326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894">
                <text:p>318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262">
                <text:p>317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609">
                <text:p>329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851">
                <text:p>342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3228">
                <text:p>343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3626">
                <text:p>343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5271">
                <text:p>315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631">
                <text:p>321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412">
                <text:p>314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426">
                <text:p>340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915">
                <text:p>321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3500">
                <text:p>34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125">
                <text:p>35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1090">
                <text:p>3210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5889">
                <text:p>315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5409">
                <text:p>335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2445">
                <text:p>342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7844">
                <text:p>327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917">
                <text:p>351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4773">
                <text:p>314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7608">
                <text:p>317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006">
                <text:p>345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3123">
                <text:p>323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6939">
                <text:p>336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842">
                <text:p>316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015">
                <text:p>339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180">
                <text:p>331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920">
                <text:p>349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5844">
                <text:p>315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1045">
                <text:p>321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8915">
                <text:p>348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6998">
                <text:p>336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0405">
                <text:p>3504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081">
                <text:p>325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6194">
                <text:p>316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738">
                <text:p>34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8090">
                <text:p>3480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128">
                <text:p>320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6897">
                <text:p>3268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1063">
                <text:p>341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5376">
                <text:p>345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8113">
                <text:p>348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6377">
                <text:p>346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8277">
                <text:p>318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6628">
                <text:p>316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408">
                <text:p>333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5254">
                <text:p>315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856">
                <text:p>346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229">
                <text:p>3492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2820">
                <text:p>3228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233">
                <text:p>319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4004">
                <text:p>324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686">
                <text:p>325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8774">
                <text:p>348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8941">
                <text:p>348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5657">
                <text:p>3156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5062">
                <text:p>325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6996">
                <text:p>3369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123">
                <text:p>319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2364">
                <text:p>322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558">
                <text:p>346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8144">
                <text:p>328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270">
                <text:p>3442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7127">
                <text:p>347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7561">
                <text:p>347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0318">
                <text:p>320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194">
                <text:p>336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1427">
                <text:p>351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6619">
                <text:p>326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5160">
                <text:p>31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8087">
                <text:p>348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3302">
                <text:p>313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4581">
                <text:p>324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0459">
                <text:p>330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9986">
                <text:p>329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5661">
                <text:p>345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4210">
                <text:p>3442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8105">
                <text:p>328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234">
                <text:p>3492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215">
                <text:p>330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0166">
                <text:p>530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4901">
                <text:p>5049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290">
                <text:p>525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2069">
                <text:p>4920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7543">
                <text:p>547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6194">
                <text:p>556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3608">
                <text:p>5636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4412">
                <text:p>5244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1943">
                <text:p>53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6465">
                <text:p>586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0663">
                <text:p>550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9259">
                <text:p>559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0206">
                <text:p>5102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592">
                <text:p>517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1101">
                <text:p>541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9422">
                <text:p>5594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8313">
                <text:p>548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5062">
                <text:p>535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8180">
                <text:p>558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2887">
                <text:p>5428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9295">
                <text:p>499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6213">
                <text:p>5062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2414">
                <text:p>542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4130">
                <text:p>5241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3945">
                <text:p>5439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9428">
                <text:p>489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3122">
                <text:p>543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4601">
                <text:p>6146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0594">
                <text:p>5105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5670">
                <text:p>5356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7335">
                <text:p>5273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1242">
                <text:p>511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0051">
                <text:p>4900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4772">
                <text:p>5247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0082">
                <text:p>540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0329">
                <text:p>590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7829">
                <text:p>577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3673">
                <text:p>5436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4033">
                <text:p>6140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5852">
                <text:p>585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3415">
                <text:p>493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9032">
                <text:p>509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9026">
                <text:p>4890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3256">
                <text:p>5532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6338">
                <text:p>5063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0376">
                <text:p>5503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0934">
                <text:p>5209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2320">
                <text:p>5323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5574">
                <text:p>5155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9641">
                <text:p>5496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1925">
                <text:p>5319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3646">
                <text:p>5036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4311">
                <text:p>534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6966">
                <text:p>536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0266">
                <text:p>550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4711">
                <text:p>5947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3422">
                <text:p>5534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0286">
                <text:p>560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1455">
                <text:p>581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3121">
                <text:p>5331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1420">
                <text:p>5814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0305">
                <text:p>520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2711">
                <text:p>542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3644">
                <text:p>5536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7349">
                <text:p>5473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6268">
                <text:p>5262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8800">
                <text:p>5288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9573">
                <text:p>5495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3282">
                <text:p>513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8169">
                <text:p>5981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4807">
                <text:p>594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8359">
                <text:p>5383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973">
                <text:p>5189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1418">
                <text:p>561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1663">
                <text:p>5616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8253">
                <text:p>5282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4093">
                <text:p>5340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6768">
                <text:p>526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6130">
                <text:p>5561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8855">
                <text:p>4888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1483">
                <text:p>541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0051">
                <text:p>530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8235">
                <text:p>538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2856">
                <text:p>4928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6833">
                <text:p>496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7078">
                <text:p>5670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6623">
                <text:p>5166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6042">
                <text:p>5060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63534">
                <text:p>563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3660">
                <text:p>5636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7832">
                <text:p>537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9639">
                <text:p>5696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5481">
                <text:p>605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5365">
                <text:p>5653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1690">
                <text:p>5616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2214">
                <text:p>5022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7855">
                <text:p>5078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9267">
                <text:p>5192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5311">
                <text:p>5053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4115">
                <text:p>594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0462">
                <text:p>600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2650">
                <text:p>5826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66401">
                <text:p>6664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1294">
                <text:p>5612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0360">
                <text:p>5603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5047">
                <text:p>5650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8803">
                <text:p>6188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8361">
                <text:p>5683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1036">
                <text:p>5310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5160">
                <text:p>5651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439">
                <text:p>5124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7689">
                <text:p>5276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214">
                <text:p>5042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3848">
                <text:p>5438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9613">
                <text:p>5096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8432">
                <text:p>5984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1973">
                <text:p>5719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0190">
                <text:p>55019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4665">
                <text:p>534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1652">
                <text:p>611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0952">
                <text:p>5609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8124">
                <text:p>7281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56591">
                <text:p>7565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2367">
                <text:p>7723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3810">
                <text:p>8438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3001">
                <text:p>823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3425">
                <text:p>573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33403">
                <text:p>633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2362">
                <text:p>6323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9278">
                <text:p>5692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5813">
                <text:p>6158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8628">
                <text:p>6086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7809">
                <text:p>587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6946">
                <text:p>566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7368">
                <text:p>5373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7090">
                <text:p>5770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7182">
                <text:p>5871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9872">
                <text:p>579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9428">
                <text:p>5494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8869">
                <text:p>5288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8726">
                <text:p>4987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6157">
                <text:p>5661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1380">
                <text:p>5313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9823">
                <text:p>5498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0450">
                <text:p>5504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1427">
                <text:p>5514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6734">
                <text:p>596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5066">
                <text:p>5750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3935">
                <text:p>56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7381">
                <text:p>5473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1950">
                <text:p>5519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6748">
                <text:p>5367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125">
                <text:p>510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4897">
                <text:p>5448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7019">
                <text:p>547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757">
                <text:p>5537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49692">
                <text:p>5496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6710">
                <text:p>5367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2498">
                <text:p>5124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8644">
                <text:p>5686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7439">
                <text:p>5674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7770">
                <text:p>6177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1316">
                <text:p>6013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8913">
                <text:p>5589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3950">
                <text:p>5439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7616">
                <text:p>7376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7523">
                <text:p>817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35445">
                <text:p>8354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27912">
                <text:p>8279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2735">
                <text:p>8227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6955">
                <text:p>5969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8844">
                <text:p>5688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4472">
                <text:p>604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4340">
                <text:p>6543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7361">
                <text:p>5773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1562">
                <text:p>5715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0058">
                <text:p>5500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3071">
                <text:p>5530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43592">
                <text:p>5435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4465">
                <text:p>5844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35014">
                <text:p>5350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9305">
                <text:p>5693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56768">
                <text:p>5567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0562">
                <text:p>530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2476">
                <text:p>532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1474">
                <text:p>5114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4950">
                <text:p>5349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6167">
                <text:p>5261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3847">
                <text:p>5138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58844">
                <text:p>5588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2368">
                <text:p>5723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6470">
                <text:p>5864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3325">
                <text:p>5333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664">
                <text:p>5926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4745">
                <text:p>6247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59929">
                <text:p>5599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7377">
                <text:p>5173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1302">
                <text:p>5713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13265">
                <text:p>5132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3077">
                <text:p>5430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0254">
                <text:p>5502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3818">
                <text:p>5538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2250">
                <text:p>5522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3386">
                <text:p>5433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7798">
                <text:p>6177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5553">
                <text:p>5455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9125">
                <text:p>539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69220">
                <text:p>5692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6802">
                <text:p>5268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4621">
                <text:p>6546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2804">
                <text:p>822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2384">
                <text:p>8023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7262">
                <text:p>7972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2618">
                <text:p>7726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4713">
                <text:p>6747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7552">
                <text:p>5975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9833">
                <text:p>6398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1292">
                <text:p>631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7986">
                <text:p>5979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0431">
                <text:p>6104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80058">
                <text:p>5800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0936">
                <text:p>5609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5554">
                <text:p>6055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8364">
                <text:p>5483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1885">
                <text:p>5218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84082">
                <text:p>5840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4602">
                <text:p>5546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6162">
                <text:p>5261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41434">
                <text:p>5414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4468">
                <text:p>5544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40466">
                <text:p>5404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41750">
                <text:p>5417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9466">
                <text:p>5094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4486">
                <text:p>5144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87728">
                <text:p>5877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5341">
                <text:p>5653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4763">
                <text:p>5447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58862">
                <text:p>5588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2658">
                <text:p>5426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1017">
                <text:p>5510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4569">
                <text:p>6445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2508">
                <text:p>7725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5093">
                <text:p>8850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29857">
                <text:p>8298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60740">
                <text:p>7607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48570">
                <text:p>6485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8222">
                <text:p>5882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3612">
                <text:p>5936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4991">
                <text:p>5949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4771">
                <text:p>5847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2469">
                <text:p>5824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9746">
                <text:p>5997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8352">
                <text:p>5683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65583">
                <text:p>5655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4128">
                <text:p>5841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9974">
                <text:p>5599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6073">
                <text:p>5560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504">
                <text:p>5265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40356">
                <text:p>5403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7090">
                <text:p>5470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6444">
                <text:p>556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4968">
                <text:p>5449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8808">
                <text:p>5788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3942">
                <text:p>5539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39797">
                <text:p>5397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8289">
                <text:p>5282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59610">
                <text:p>5596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61475">
                <text:p>5614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1444">
                <text:p>5714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2425">
                <text:p>5624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8680">
                <text:p>5686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5805">
                <text:p>6958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8410">
                <text:p>7884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1312">
                <text:p>8213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6085">
                <text:p>7960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5999">
                <text:p>7959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7270">
                <text:p>6172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5046">
                <text:p>6050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90617">
                <text:p>5906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5180">
                <text:p>585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2528">
                <text:p>5925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4913">
                <text:p>6449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6171">
                <text:p>5361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54869">
                <text:p>5548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61814">
                <text:p>5618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4077">
                <text:p>5540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1725">
                <text:p>5917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2106">
                <text:p>612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2530">
                <text:p>6325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0291">
                <text:p>5002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6534">
                <text:p>4965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6725">
                <text:p>5267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6751">
                <text:p>5667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8442">
                <text:p>5184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0273">
                <text:p>5102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2943">
                <text:p>5229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3153">
                <text:p>5731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6306">
                <text:p>6063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7845">
                <text:p>6178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1598">
                <text:p>5415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4921">
                <text:p>5549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1261">
                <text:p>571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1803">
                <text:p>5418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59033">
                <text:p>5590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0312">
                <text:p>5103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1788">
                <text:p>5617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3091">
                <text:p>5030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50858">
                <text:p>5508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5283">
                <text:p>5652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1011">
                <text:p>5610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0343">
                <text:p>5303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7373">
                <text:p>5373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1954">
                <text:p>5619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0881">
                <text:p>5608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4603">
                <text:p>5846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7410">
                <text:p>7174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6496">
                <text:p>8364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3411">
                <text:p>7934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6578">
                <text:p>8365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8996">
                <text:p>8589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4684">
                <text:p>6046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6232">
                <text:p>5962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3072">
                <text:p>5730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9121">
                <text:p>5991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1623">
                <text:p>581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9234">
                <text:p>6092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5186">
                <text:p>565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0025">
                <text:p>5300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3913">
                <text:p>5739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0529">
                <text:p>6005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90344">
                <text:p>5903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79139">
                <text:p>5791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81081">
                <text:p>5810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39566">
                <text:p>6395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2094">
                <text:p>6320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9855">
                <text:p>6098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9225">
                <text:p>5792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6592">
                <text:p>5665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83114">
                <text:p>583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3159">
                <text:p>553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3558">
                <text:p>5735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71592">
                <text:p>5715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1984">
                <text:p>5919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8564">
                <text:p>5585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3297">
                <text:p>5332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2535">
                <text:p>5925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21530">
                <text:p>6215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3598">
                <text:p>5935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0399">
                <text:p>6003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0204">
                <text:p>6402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9643">
                <text:p>5896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4860">
                <text:p>5648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1556">
                <text:p>5615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4915">
                <text:p>5649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8375">
                <text:p>558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64187">
                <text:p>5641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75372">
                <text:p>5753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0246">
                <text:p>5602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6259">
                <text:p>62625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8377">
                <text:p>6283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3209">
                <text:p>6032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0034">
                <text:p>6100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28043">
                <text:p>6280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6242">
                <text:p>6262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70363">
                <text:p>5703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7180">
                <text:p>5671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40799">
                <text:p>5407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0649">
                <text:p>5606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2297">
                <text:p>5622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70884">
                <text:p>5708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86404">
                <text:p>5864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5639">
                <text:p>6356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4045">
                <text:p>6640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6300">
                <text:p>6663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9821">
                <text:p>6298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83056">
                <text:p>5830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9368">
                <text:p>6293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8638">
                <text:p>5686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2125">
                <text:p>562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83158">
                <text:p>5831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62813">
                <text:p>5628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6970">
                <text:p>5669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4105">
                <text:p>5641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6260">
                <text:p>5162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5103">
                <text:p>5451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0017">
                <text:p>5400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1943">
                <text:p>5119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3791">
                <text:p>5437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5187">
                <text:p>5851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684">
                <text:p>4926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8922">
                <text:p>5989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5957">
                <text:p>5759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4110">
                <text:p>5641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2877">
                <text:p>5628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2555">
                <text:p>5725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1408">
                <text:p>6114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3588">
                <text:p>7335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4431">
                <text:p>834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